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office:value-type="string" calcext:value-type="string">
            <text:p>Count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ANK1</text:p>
          </table:table-cell>
          <table:table-cell office:value-type="float" office:value="98" calcext:value-type="float">
            <text:p>98</text:p>
          </table:table-cell>
          <table:table-cell/>
          <table:table-cell table:formula="of:=CONCATENATE([.B3];[.C3])" office:value-type="string" office:string-value="SLCO4A1ANK1" calcext:value-type="string">
            <text:p>SLCO4A1ANK1</text:p>
          </table:table-cell>
          <table:table-cell table:formula="of:=[.D3]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605705650038" calcext:value-type="float">
            <text:p>0.60570565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ANK1</text:p>
          </table:table-cell>
          <table:table-cell table:formula="of:=MATCH([.Q3];[.$F$3:.$F$195];0)" office:value-type="string" office:string-value="" calcext:value-type="error">
            <text:p>#N/A</text:p>
          </table:table-cell>
          <table:table-cell table:formula="of:=MATCH([.R3];[.$F$3:.$F$195];0)" office:value-type="float" office:value="1" calcext:value-type="float">
            <text:p>1</text:p>
          </table:table-cell>
          <table:table-cell table:formula="of:=VLOOKUP([.Q3];[.$F$3:.$G$195];2)" office:value-type="string" office:string-value="" calcext:value-type="error">
            <text:p>#N/A</text:p>
          </table:table-cell>
          <table:table-cell table:formula="of:=VLOOKUP([.R3];[.$F$3:.$G$195];2)" office:value-type="float" office:value="98" calcext:value-type="float">
            <text:p>98</text:p>
          </table:table-cell>
          <table:table-cell/>
          <table:table-cell table:formula="of:=CONCATENATE([.K3];[.J3])" office:value-type="string" office:string-value="ANK1SLCO4A1" calcext:value-type="string">
            <text:p>ANK1SLCO4A1</text:p>
          </table:table-cell>
          <table:table-cell table:formula="of:=CONCATENATE([.J3];[.K3])" office:value-type="string" office:string-value="SLCO4A1ANK1" calcext:value-type="string">
            <text:p>SLCO4A1ANK1</text:p>
          </table:table-cell>
          <table:table-cell table:formula="of:=CONCATENATE([.K3];[.L3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ATF2</text:p>
          </table:table-cell>
          <table:table-cell office:value-type="float" office:value="98" calcext:value-type="float">
            <text:p>98</text:p>
          </table:table-cell>
          <table:table-cell/>
          <table:table-cell table:formula="of:=CONCATENATE([.B4];[.C4])" office:value-type="string" office:string-value="SC5DLATF2" calcext:value-type="string">
            <text:p>SC5DLATF2</text:p>
          </table:table-cell>
          <table:table-cell table:formula="of:=[.D4]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.517119652381" calcext:value-type="float">
            <text:p>0.5171196524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ANK1</text:p>
          </table:table-cell>
          <table:table-cell table:formula="of:=MATCH([.Q4];[.$F$3:.$F$195];0)" office:value-type="string" office:string-value="" calcext:value-type="error">
            <text:p>#N/A</text:p>
          </table:table-cell>
          <table:table-cell table:formula="of:=MATCH([.R4];[.$F$3:.$F$195];0)" office:value-type="float" office:value="7" calcext:value-type="float">
            <text:p>7</text:p>
          </table:table-cell>
          <table:table-cell table:formula="of:=VLOOKUP([.Q4];[.$F$3:.$G$195];2)" office:value-type="string" office:string-value="" calcext:value-type="error">
            <text:p>#N/A</text:p>
          </table:table-cell>
          <table:table-cell table:formula="of:=VLOOKUP([.R4];[.$F$3:.$G$195];2)" office:value-type="string" office:string-value="" calcext:value-type="error">
            <text:p>#N/A</text:p>
          </table:table-cell>
          <table:table-cell/>
          <table:table-cell table:formula="of:=CONCATENATE([.K4];[.J4])" office:value-type="string" office:string-value="ANK1PIK3CD" calcext:value-type="string">
            <text:p>ANK1PIK3CD</text:p>
          </table:table-cell>
          <table:table-cell table:formula="of:=CONCATENATE([.J4];[.K4])" office:value-type="string" office:string-value="PIK3CDANK1" calcext:value-type="string">
            <text:p>PIK3CDANK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EXOC6</text:p>
          </table:table-cell>
          <table:table-cell office:value-type="float" office:value="96" calcext:value-type="float">
            <text:p>96</text:p>
          </table:table-cell>
          <table:table-cell/>
          <table:table-cell table:formula="of:=CONCATENATE([.B5];[.C5])" office:value-type="string" office:string-value="SOS1EXOC6" calcext:value-type="string">
            <text:p>SOS1EXOC6</text:p>
          </table:table-cell>
          <table:table-cell table:formula="of:=[.D5]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0.494613023898" calcext:value-type="float">
            <text:p>0.4946130239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ANK1</text:p>
          </table:table-cell>
          <table:table-cell table:formula="of:=MATCH([.Q5];[.$F$3:.$F$195];0)" office:value-type="string" office:string-value="" calcext:value-type="error">
            <text:p>#N/A</text:p>
          </table:table-cell>
          <table:table-cell table:formula="of:=MATCH([.R5];[.$F$3:.$F$195];0)" office:value-type="float" office:value="14" calcext:value-type="float">
            <text:p>14</text:p>
          </table:table-cell>
          <table:table-cell table:formula="of:=VLOOKUP([.Q5];[.$F$3:.$G$195];2)" office:value-type="string" office:string-value="" calcext:value-type="error">
            <text:p>#N/A</text:p>
          </table:table-cell>
          <table:table-cell table:formula="of:=VLOOKUP([.R5];[.$F$3:.$G$195];2)" office:value-type="string" office:string-value="" calcext:value-type="error">
            <text:p>#N/A</text:p>
          </table:table-cell>
          <table:table-cell/>
          <table:table-cell table:formula="of:=CONCATENATE([.K5];[.J5])" office:value-type="string" office:string-value="ANK1NTRK1" calcext:value-type="string">
            <text:p>ANK1NTRK1</text:p>
          </table:table-cell>
          <table:table-cell table:formula="of:=CONCATENATE([.J5];[.K5])" office:value-type="string" office:string-value="NTRK1ANK1" calcext:value-type="string">
            <text:p>NTRK1ANK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ANK1</text:p>
          </table:table-cell>
          <table:table-cell office:value-type="float" office:value="93" calcext:value-type="float">
            <text:p>93</text:p>
          </table:table-cell>
          <table:table-cell/>
          <table:table-cell table:formula="of:=CONCATENATE([.B6];[.C6])" office:value-type="string" office:string-value="GPX4ANK1" calcext:value-type="string">
            <text:p>GPX4ANK1</text:p>
          </table:table-cell>
          <table:table-cell table:formula="of:=[.D6]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.490237592616" calcext:value-type="float">
            <text:p>0.4902375926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ANK1</text:p>
          </table:table-cell>
          <table:table-cell table:formula="of:=MATCH([.Q6];[.$F$3:.$F$195];0)" office:value-type="string" office:string-value="" calcext:value-type="error">
            <text:p>#N/A</text:p>
          </table:table-cell>
          <table:table-cell table:formula="of:=MATCH([.R6];[.$F$3:.$F$195];0)" office:value-type="float" office:value="4" calcext:value-type="float">
            <text:p>4</text:p>
          </table:table-cell>
          <table:table-cell table:formula="of:=VLOOKUP([.Q6];[.$F$3:.$G$195];2)" office:value-type="string" office:string-value="" calcext:value-type="error">
            <text:p>#N/A</text:p>
          </table:table-cell>
          <table:table-cell table:formula="of:=VLOOKUP([.R6];[.$F$3:.$G$195];2)" office:value-type="string" office:string-value="" calcext:value-type="error">
            <text:p>#N/A</text:p>
          </table:table-cell>
          <table:table-cell/>
          <table:table-cell table:formula="of:=CONCATENATE([.K6];[.J6])" office:value-type="string" office:string-value="ANK1GPX4" calcext:value-type="string">
            <text:p>ANK1GPX4</text:p>
          </table:table-cell>
          <table:table-cell table:formula="of:=CONCATENATE([.J6];[.K6])" office:value-type="string" office:string-value="GPX4ANK1" calcext:value-type="string">
            <text:p>GPX4ANK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ANK1</text:p>
          </table:table-cell>
          <table:table-cell office:value-type="float" office:value="92" calcext:value-type="float">
            <text:p>92</text:p>
          </table:table-cell>
          <table:table-cell/>
          <table:table-cell table:formula="of:=CONCATENATE([.B7];[.C7])" office:value-type="string" office:string-value="STAT3ANK1" calcext:value-type="string">
            <text:p>STAT3ANK1</text:p>
          </table:table-cell>
          <table:table-cell table:formula="of:=[.D7]"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.487213292626" calcext:value-type="float">
            <text:p>0.4872132926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ANK1</text:p>
          </table:table-cell>
          <table:table-cell table:formula="of:=MATCH([.Q7];[.$F$3:.$F$195];0)" office:value-type="string" office:string-value="" calcext:value-type="error">
            <text:p>#N/A</text:p>
          </table:table-cell>
          <table:table-cell table:formula="of:=MATCH([.R7];[.$F$3:.$F$195];0)" office:value-type="float" office:value="5" calcext:value-type="float">
            <text:p>5</text:p>
          </table:table-cell>
          <table:table-cell table:formula="of:=VLOOKUP([.Q7];[.$F$3:.$G$195];2)" office:value-type="string" office:string-value="" calcext:value-type="error">
            <text:p>#N/A</text:p>
          </table:table-cell>
          <table:table-cell table:formula="of:=VLOOKUP([.R7];[.$F$3:.$G$195];2)" office:value-type="float" office:value="92" calcext:value-type="float">
            <text:p>92</text:p>
          </table:table-cell>
          <table:table-cell/>
          <table:table-cell table:formula="of:=CONCATENATE([.K7];[.J7])" office:value-type="string" office:string-value="ANK1STAT3" calcext:value-type="string">
            <text:p>ANK1STAT3</text:p>
          </table:table-cell>
          <table:table-cell table:formula="of:=CONCATENATE([.J7];[.K7])" office:value-type="string" office:string-value="STAT3ANK1" calcext:value-type="string">
            <text:p>STAT3ANK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EXOC6</text:p>
          </table:table-cell>
          <table:table-cell office:value-type="float" office:value="91" calcext:value-type="float">
            <text:p>91</text:p>
          </table:table-cell>
          <table:table-cell/>
          <table:table-cell table:formula="of:=CONCATENATE([.B8];[.C8])" office:value-type="string" office:string-value="SC5DLEXOC6" calcext:value-type="string">
            <text:p>SC5DLEXOC6</text:p>
          </table:table-cell>
          <table:table-cell table:formula="of:=[.D8]"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.479984489355" calcext:value-type="float">
            <text:p>0.4799844894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ANK1</text:p>
          </table:table-cell>
          <table:table-cell table:formula="of:=MATCH([.Q8];[.$F$3:.$F$195];0)" office:value-type="string" office:string-value="" calcext:value-type="error">
            <text:p>#N/A</text:p>
          </table:table-cell>
          <table:table-cell table:formula="of:=MATCH([.R8];[.$F$3:.$F$195];0)" office:value-type="float" office:value="12" calcext:value-type="float">
            <text:p>12</text:p>
          </table:table-cell>
          <table:table-cell table:formula="of:=VLOOKUP([.Q8];[.$F$3:.$G$195];2)" office:value-type="string" office:string-value="" calcext:value-type="error">
            <text:p>#N/A</text:p>
          </table:table-cell>
          <table:table-cell table:formula="of:=VLOOKUP([.R8];[.$F$3:.$G$195];2)" office:value-type="string" office:string-value="" calcext:value-type="error">
            <text:p>#N/A</text:p>
          </table:table-cell>
          <table:table-cell/>
          <table:table-cell table:formula="of:=CONCATENATE([.K8];[.J8])" office:value-type="string" office:string-value="ANK1IL6R" calcext:value-type="string">
            <text:p>ANK1IL6R</text:p>
          </table:table-cell>
          <table:table-cell table:formula="of:=CONCATENATE([.J8];[.K8])" office:value-type="string" office:string-value="IL6RANK1" calcext:value-type="string">
            <text:p>IL6RANK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ANK1</text:p>
          </table:table-cell>
          <table:table-cell office:value-type="float" office:value="86" calcext:value-type="float">
            <text:p>86</text:p>
          </table:table-cell>
          <table:table-cell/>
          <table:table-cell table:formula="of:=CONCATENATE([.B9];[.C9])" office:value-type="string" office:string-value="PIK3CDANK1" calcext:value-type="string">
            <text:p>PIK3CDANK1</text:p>
          </table:table-cell>
          <table:table-cell table:formula="of:=[.D9]"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0.460161354451" calcext:value-type="float">
            <text:p>0.4601613545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ANK1</text:p>
          </table:table-cell>
          <table:table-cell table:formula="of:=MATCH([.Q9];[.$F$3:.$F$195];0)" office:value-type="string" office:string-value="" calcext:value-type="error">
            <text:p>#N/A</text:p>
          </table:table-cell>
          <table:table-cell table:formula="of:=MATCH([.R9];[.$F$3:.$F$195];0)" office:value-type="float" office:value="24" calcext:value-type="float">
            <text:p>24</text:p>
          </table:table-cell>
          <table:table-cell table:formula="of:=VLOOKUP([.Q9];[.$F$3:.$G$195];2)" office:value-type="string" office:string-value="" calcext:value-type="error">
            <text:p>#N/A</text:p>
          </table:table-cell>
          <table:table-cell table:formula="of:=VLOOKUP([.R9];[.$F$3:.$G$195];2)" office:value-type="float" office:value="86" calcext:value-type="float">
            <text:p>86</text:p>
          </table:table-cell>
          <table:table-cell/>
          <table:table-cell table:formula="of:=CONCATENATE([.K9];[.J9])" office:value-type="string" office:string-value="ANK1STX1A" calcext:value-type="string">
            <text:p>ANK1STX1A</text:p>
          </table:table-cell>
          <table:table-cell table:formula="of:=CONCATENATE([.J9];[.K9])" office:value-type="string" office:string-value="STX1AANK1" calcext:value-type="string">
            <text:p>STX1AANK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ANK1</text:p>
          </table:table-cell>
          <table:table-cell office:value-type="float" office:value="86" calcext:value-type="float">
            <text:p>86</text:p>
          </table:table-cell>
          <table:table-cell/>
          <table:table-cell table:formula="of:=CONCATENATE([.B10];[.C10])" office:value-type="string" office:string-value="ITGA2ANK1" calcext:value-type="string">
            <text:p>ITGA2ANK1</text:p>
          </table:table-cell>
          <table:table-cell table:formula="of:=[.D10]"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0.440051644967" calcext:value-type="float">
            <text:p>0.440051645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ANK1</text:p>
          </table:table-cell>
          <table:table-cell table:formula="of:=MATCH([.Q10];[.$F$3:.$F$195];0)" office:value-type="string" office:string-value="" calcext:value-type="error">
            <text:p>#N/A</text:p>
          </table:table-cell>
          <table:table-cell table:formula="of:=MATCH([.R10];[.$F$3:.$F$195];0)" office:value-type="float" office:value="10" calcext:value-type="float">
            <text:p>10</text:p>
          </table:table-cell>
          <table:table-cell table:formula="of:=VLOOKUP([.Q10];[.$F$3:.$G$195];2)" office:value-type="string" office:string-value="" calcext:value-type="error">
            <text:p>#N/A</text:p>
          </table:table-cell>
          <table:table-cell table:formula="of:=VLOOKUP([.R10];[.$F$3:.$G$195];2)" office:value-type="string" office:string-value="" calcext:value-type="error">
            <text:p>#N/A</text:p>
          </table:table-cell>
          <table:table-cell/>
          <table:table-cell table:formula="of:=CONCATENATE([.K10];[.J10])" office:value-type="string" office:string-value="ANK1IRS1" calcext:value-type="string">
            <text:p>ANK1IRS1</text:p>
          </table:table-cell>
          <table:table-cell table:formula="of:=CONCATENATE([.J10];[.K10])" office:value-type="string" office:string-value="IRS1ANK1" calcext:value-type="string">
            <text:p>IRS1ANK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PTK2B</text:p>
          </table:table-cell>
          <table:table-cell office:value-type="float" office:value="86" calcext:value-type="float">
            <text:p>86</text:p>
          </table:table-cell>
          <table:table-cell/>
          <table:table-cell table:formula="of:=CONCATENATE([.B11];[.C11])" office:value-type="string" office:string-value="STX1APTK2B" calcext:value-type="string">
            <text:p>STX1APTK2B</text:p>
          </table:table-cell>
          <table:table-cell table:formula="of:=[.D11]"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0.374632929923" calcext:value-type="float">
            <text:p>0.3746329299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PTK2B</text:p>
          </table:table-cell>
          <table:table-cell table:formula="of:=MATCH([.Q11];[.$F$3:.$F$195];0)" office:value-type="string" office:string-value="" calcext:value-type="error">
            <text:p>#N/A</text:p>
          </table:table-cell>
          <table:table-cell table:formula="of:=MATCH([.R11];[.$F$3:.$F$195];0)" office:value-type="float" office:value="9" calcext:value-type="float">
            <text:p>9</text:p>
          </table:table-cell>
          <table:table-cell table:formula="of:=VLOOKUP([.Q11];[.$F$3:.$G$195];2)" office:value-type="string" office:string-value="" calcext:value-type="error">
            <text:p>#N/A</text:p>
          </table:table-cell>
          <table:table-cell table:formula="of:=VLOOKUP([.R11];[.$F$3:.$G$195];2)" office:value-type="float" office:value="86" calcext:value-type="float">
            <text:p>86</text:p>
          </table:table-cell>
          <table:table-cell/>
          <table:table-cell table:formula="of:=CONCATENATE([.K11];[.J11])" office:value-type="string" office:string-value="PTK2BSTX1A" calcext:value-type="string">
            <text:p>PTK2BSTX1A</text:p>
          </table:table-cell>
          <table:table-cell table:formula="of:=CONCATENATE([.J11];[.K11])" office:value-type="string" office:string-value="STX1APTK2B" calcext:value-type="string">
            <text:p>STX1APTK2B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ANK1</text:p>
          </table:table-cell>
          <table:table-cell office:value-type="float" office:value="84" calcext:value-type="float">
            <text:p>84</text:p>
          </table:table-cell>
          <table:table-cell/>
          <table:table-cell table:formula="of:=CONCATENATE([.B12];[.C12])" office:value-type="string" office:string-value="IRS1ANK1" calcext:value-type="string">
            <text:p>IRS1ANK1</text:p>
          </table:table-cell>
          <table:table-cell table:formula="of:=[.D12]"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0.37151066684" calcext:value-type="float">
            <text:p>0.3715106668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ANK1</text:p>
          </table:table-cell>
          <table:table-cell table:formula="of:=MATCH([.Q12];[.$F$3:.$F$195];0)" office:value-type="string" office:string-value="" calcext:value-type="error">
            <text:p>#N/A</text:p>
          </table:table-cell>
          <table:table-cell table:formula="of:=MATCH([.R12];[.$F$3:.$F$195];0)" office:value-type="float" office:value="11" calcext:value-type="float">
            <text:p>11</text:p>
          </table:table-cell>
          <table:table-cell table:formula="of:=VLOOKUP([.Q12];[.$F$3:.$G$195];2)" office:value-type="string" office:string-value="" calcext:value-type="error">
            <text:p>#N/A</text:p>
          </table:table-cell>
          <table:table-cell table:formula="of:=VLOOKUP([.R12];[.$F$3:.$G$195];2)" office:value-type="float" office:value="98" calcext:value-type="float">
            <text:p>98</text:p>
          </table:table-cell>
          <table:table-cell/>
          <table:table-cell table:formula="of:=CONCATENATE([.K12];[.J12])" office:value-type="string" office:string-value="ANK1SLC22A2" calcext:value-type="string">
            <text:p>ANK1SLC22A2</text:p>
          </table:table-cell>
          <table:table-cell table:formula="of:=CONCATENATE([.J12];[.K12])" office:value-type="string" office:string-value="SLC22A2ANK1" calcext:value-type="string">
            <text:p>SLC22A2ANK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ANK1</text:p>
          </table:table-cell>
          <table:table-cell office:value-type="float" office:value="80" calcext:value-type="float">
            <text:p>80</text:p>
          </table:table-cell>
          <table:table-cell/>
          <table:table-cell table:formula="of:=CONCATENATE([.B13];[.C13])" office:value-type="string" office:string-value="SLC22A2ANK1" calcext:value-type="string">
            <text:p>SLC22A2ANK1</text:p>
          </table:table-cell>
          <table:table-cell table:formula="of:=[.D13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36701470907" calcext:value-type="float">
            <text:p>0.3670147091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ANK1</text:p>
          </table:table-cell>
          <table:table-cell table:formula="of:=MATCH([.Q13];[.$F$3:.$F$195];0)" office:value-type="string" office:string-value="" calcext:value-type="error">
            <text:p>#N/A</text:p>
          </table:table-cell>
          <table:table-cell table:formula="of:=MATCH([.R13];[.$F$3:.$F$195];0)" office:value-type="float" office:value="8" calcext:value-type="float">
            <text:p>8</text:p>
          </table:table-cell>
          <table:table-cell table:formula="of:=VLOOKUP([.Q13];[.$F$3:.$G$195];2)" office:value-type="string" office:string-value="" calcext:value-type="error">
            <text:p>#N/A</text:p>
          </table:table-cell>
          <table:table-cell table:formula="of:=VLOOKUP([.R13];[.$F$3:.$G$195];2)" office:value-type="string" office:string-value="" calcext:value-type="error">
            <text:p>#N/A</text:p>
          </table:table-cell>
          <table:table-cell/>
          <table:table-cell table:formula="of:=CONCATENATE([.K13];[.J13])" office:value-type="string" office:string-value="ANK1ITGA2" calcext:value-type="string">
            <text:p>ANK1ITGA2</text:p>
          </table:table-cell>
          <table:table-cell table:formula="of:=CONCATENATE([.J13];[.K13])" office:value-type="string" office:string-value="ITGA2ANK1" calcext:value-type="string">
            <text:p>ITGA2ANK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ANK1</text:p>
          </table:table-cell>
          <table:table-cell office:value-type="float" office:value="71" calcext:value-type="float">
            <text:p>71</text:p>
          </table:table-cell>
          <table:table-cell/>
          <table:table-cell table:formula="of:=CONCATENATE([.B14];[.C14])" office:value-type="string" office:string-value="IL6RANK1" calcext:value-type="string">
            <text:p>IL6RANK1</text:p>
          </table:table-cell>
          <table:table-cell table:formula="of:=[.D14]"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0.362453059295" calcext:value-type="float">
            <text:p>0.3624530593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NRCAM</text:p>
          </table:table-cell>
          <table:table-cell table:formula="of:=MATCH([.Q14];[.$F$3:.$F$195];0)" office:value-type="string" office:string-value="" calcext:value-type="error">
            <text:p>#N/A</text:p>
          </table:table-cell>
          <table:table-cell table:formula="of:=MATCH([.R14];[.$F$3:.$F$195];0)" office:value-type="float" office:value="20" calcext:value-type="float">
            <text:p>20</text:p>
          </table:table-cell>
          <table:table-cell table:formula="of:=VLOOKUP([.Q14];[.$F$3:.$G$195];2)" office:value-type="string" office:string-value="" calcext:value-type="error">
            <text:p>#N/A</text:p>
          </table:table-cell>
          <table:table-cell table:formula="of:=VLOOKUP([.R14];[.$F$3:.$G$195];2)" office:value-type="float" office:value="86" calcext:value-type="float">
            <text:p>86</text:p>
          </table:table-cell>
          <table:table-cell/>
          <table:table-cell table:formula="of:=CONCATENATE([.K14];[.J14])" office:value-type="string" office:string-value="NRCAMSTX1A" calcext:value-type="string">
            <text:p>NRCAMSTX1A</text:p>
          </table:table-cell>
          <table:table-cell table:formula="of:=CONCATENATE([.J14];[.K14])" office:value-type="string" office:string-value="STX1ANRCAM" calcext:value-type="string">
            <text:p>STX1ANRCAM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ANK1</text:p>
          </table:table-cell>
          <table:table-cell office:value-type="float" office:value="66" calcext:value-type="float">
            <text:p>66</text:p>
          </table:table-cell>
          <table:table-cell/>
          <table:table-cell table:formula="of:=CONCATENATE([.B15];[.C15])" office:value-type="string" office:string-value="IFNGR1ANK1" calcext:value-type="string">
            <text:p>IFNGR1ANK1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0.338089641386" calcext:value-type="float">
            <text:p>0.3380896414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ANK1</text:p>
          </table:table-cell>
          <table:table-cell table:formula="of:=MATCH([.Q15];[.$F$3:.$F$195];0)" office:value-type="string" office:string-value="" calcext:value-type="error">
            <text:p>#N/A</text:p>
          </table:table-cell>
          <table:table-cell table:formula="of:=MATCH([.R15];[.$F$3:.$F$195];0)" office:value-type="float" office:value="27" calcext:value-type="float">
            <text:p>27</text:p>
          </table:table-cell>
          <table:table-cell table:formula="of:=VLOOKUP([.Q15];[.$F$3:.$G$195];2)" office:value-type="string" office:string-value="" calcext:value-type="error">
            <text:p>#N/A</text:p>
          </table:table-cell>
          <table:table-cell table:formula="of:=VLOOKUP([.R15];[.$F$3:.$G$195];2)" office:value-type="float" office:value="98" calcext:value-type="float">
            <text:p>98</text:p>
          </table:table-cell>
          <table:table-cell/>
          <table:table-cell table:formula="of:=CONCATENATE([.K15];[.J15])" office:value-type="string" office:string-value="ANK1SLCO2A1" calcext:value-type="string">
            <text:p>ANK1SLCO2A1</text:p>
          </table:table-cell>
          <table:table-cell table:formula="of:=CONCATENATE([.J15];[.K15])" office:value-type="string" office:string-value="SLCO2A1ANK1" calcext:value-type="string">
            <text:p>SLCO2A1ANK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ANK1</text:p>
          </table:table-cell>
          <table:table-cell office:value-type="float" office:value="66" calcext:value-type="float">
            <text:p>66</text:p>
          </table:table-cell>
          <table:table-cell/>
          <table:table-cell table:formula="of:=CONCATENATE([.B16];[.C16])" office:value-type="string" office:string-value="NTRK1ANK1" calcext:value-type="string">
            <text:p>NTRK1ANK1</text:p>
          </table:table-cell>
          <table:table-cell table:formula="of:=[.D16]"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0.323149581078" calcext:value-type="float">
            <text:p>0.3231495811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ANK1</text:p>
          </table:table-cell>
          <table:table-cell table:formula="of:=MATCH([.Q16];[.$F$3:.$F$195];0)" office:value-type="string" office:string-value="" calcext:value-type="error">
            <text:p>#N/A</text:p>
          </table:table-cell>
          <table:table-cell table:formula="of:=MATCH([.R16];[.$F$3:.$F$195];0)" office:value-type="float" office:value="13" calcext:value-type="float">
            <text:p>13</text:p>
          </table:table-cell>
          <table:table-cell table:formula="of:=VLOOKUP([.Q16];[.$F$3:.$G$195];2)" office:value-type="string" office:string-value="" calcext:value-type="error">
            <text:p>#N/A</text:p>
          </table:table-cell>
          <table:table-cell table:formula="of:=VLOOKUP([.R16];[.$F$3:.$G$195];2)" office:value-type="string" office:string-value="" calcext:value-type="error">
            <text:p>#N/A</text:p>
          </table:table-cell>
          <table:table-cell/>
          <table:table-cell table:formula="of:=CONCATENATE([.K16];[.J16])" office:value-type="string" office:string-value="ANK1IFNGR1" calcext:value-type="string">
            <text:p>ANK1IFNGR1</text:p>
          </table:table-cell>
          <table:table-cell table:formula="of:=CONCATENATE([.J16];[.K16])" office:value-type="string" office:string-value="IFNGR1ANK1" calcext:value-type="string">
            <text:p>IFNGR1ANK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GABRB2</text:p>
          </table:table-cell>
          <table:table-cell office:value-type="float" office:value="65" calcext:value-type="float">
            <text:p>65</text:p>
          </table:table-cell>
          <table:table-cell/>
          <table:table-cell table:formula="of:=CONCATENATE([.B17];[.C17])" office:value-type="string" office:string-value="NTRK1GABRB2" calcext:value-type="string">
            <text:p>NTRK1GABRB2</text:p>
          </table:table-cell>
          <table:table-cell table:formula="of:=[.D17]"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0.313656747042" calcext:value-type="float">
            <text:p>0.313656747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PIK3CD</text:p>
          </table:table-cell>
          <table:table-cell table:formula="of:=MATCH([.Q17];[.$F$3:.$F$195];0)" office:value-type="string" office:string-value="" calcext:value-type="error">
            <text:p>#N/A</text:p>
          </table:table-cell>
          <table:table-cell table:formula="of:=MATCH([.R17];[.$F$3:.$F$195];0)" office:value-type="float" office:value="16" calcext:value-type="float">
            <text:p>16</text:p>
          </table:table-cell>
          <table:table-cell table:formula="of:=VLOOKUP([.Q17];[.$F$3:.$G$195];2)" office:value-type="string" office:string-value="" calcext:value-type="error">
            <text:p>#N/A</text:p>
          </table:table-cell>
          <table:table-cell table:formula="of:=VLOOKUP([.R17];[.$F$3:.$G$195];2)" office:value-type="float" office:value="57" calcext:value-type="float">
            <text:p>57</text:p>
          </table:table-cell>
          <table:table-cell/>
          <table:table-cell table:formula="of:=CONCATENATE([.K17];[.J17])" office:value-type="string" office:string-value="PIK3CDUPB1" calcext:value-type="string">
            <text:p>PIK3CDUPB1</text:p>
          </table:table-cell>
          <table:table-cell table:formula="of:=CONCATENATE([.J17];[.K17])" office:value-type="string" office:string-value="UPB1PIK3CD" calcext:value-type="string">
            <text:p>UPB1PIK3C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PIK3CD</text:p>
          </table:table-cell>
          <table:table-cell office:value-type="float" office:value="57" calcext:value-type="float">
            <text:p>57</text:p>
          </table:table-cell>
          <table:table-cell/>
          <table:table-cell table:formula="of:=CONCATENATE([.B18];[.C18])" office:value-type="string" office:string-value="UPB1PIK3CD" calcext:value-type="string">
            <text:p>UPB1PIK3CD</text:p>
          </table:table-cell>
          <table:table-cell table:formula="of:=[.D18]"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.307747506641" calcext:value-type="float">
            <text:p>0.3077475066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ANK1</text:p>
          </table:table-cell>
          <table:table-cell table:formula="of:=MATCH([.Q18];[.$F$3:.$F$195];0)" office:value-type="string" office:string-value="" calcext:value-type="error">
            <text:p>#N/A</text:p>
          </table:table-cell>
          <table:table-cell table:formula="of:=MATCH([.R18];[.$F$3:.$F$195];0)" office:value-type="float" office:value="47" calcext:value-type="float">
            <text:p>47</text:p>
          </table:table-cell>
          <table:table-cell table:formula="of:=VLOOKUP([.Q18];[.$F$3:.$G$195];2)" office:value-type="string" office:string-value="" calcext:value-type="error">
            <text:p>#N/A</text:p>
          </table:table-cell>
          <table:table-cell table:formula="of:=VLOOKUP([.R18];[.$F$3:.$G$195];2)" office:value-type="string" office:string-value="" calcext:value-type="error">
            <text:p>#N/A</text:p>
          </table:table-cell>
          <table:table-cell/>
          <table:table-cell table:formula="of:=CONCATENATE([.K18];[.J18])" office:value-type="string" office:string-value="ANK1GAB2" calcext:value-type="string">
            <text:p>ANK1GAB2</text:p>
          </table:table-cell>
          <table:table-cell table:formula="of:=CONCATENATE([.J18];[.K18])" office:value-type="string" office:string-value="GAB2ANK1" calcext:value-type="string">
            <text:p>GAB2ANK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EXOC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CONCATENATE([.B19];[.C19])" office:value-type="string" office:string-value="SLC22A2EXOC6" calcext:value-type="string">
            <text:p>SLC22A2EXOC6</text:p>
          </table:table-cell>
          <table:table-cell table:formula="of:=[.D19]"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0.307050116217" calcext:value-type="float">
            <text:p>0.3070501162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IK3CD</text:p>
          </table:table-cell>
          <table:table-cell table:formula="of:=MATCH([.Q19];[.$F$3:.$F$195];0)" office:value-type="string" office:string-value="" calcext:value-type="error">
            <text:p>#N/A</text:p>
          </table:table-cell>
          <table:table-cell table:formula="of:=MATCH([.R19];[.$F$3:.$F$195];0)" office:value-type="float" office:value="65" calcext:value-type="float">
            <text:p>65</text:p>
          </table:table-cell>
          <table:table-cell table:formula="of:=VLOOKUP([.Q19];[.$F$3:.$G$195];2)" office:value-type="string" office:string-value="" calcext:value-type="error">
            <text:p>#N/A</text:p>
          </table:table-cell>
          <table:table-cell table:formula="of:=VLOOKUP([.R19];[.$F$3:.$G$195];2)" office:value-type="string" office:string-value="" calcext:value-type="error">
            <text:p>#N/A</text:p>
          </table:table-cell>
          <table:table-cell/>
          <table:table-cell table:formula="of:=CONCATENATE([.K19];[.J19])" office:value-type="string" office:string-value="PIK3CDPRKAR2B" calcext:value-type="string">
            <text:p>PIK3CDPRKAR2B</text:p>
          </table:table-cell>
          <table:table-cell table:formula="of:=CONCATENATE([.J19];[.K19])" office:value-type="string" office:string-value="PRKAR2BPIK3CD" calcext:value-type="string">
            <text:p>PRKAR2BPIK3C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ANK1</text:p>
          </table:table-cell>
          <table:table-cell office:value-type="float" office:value="47" calcext:value-type="float">
            <text:p>47</text:p>
          </table:table-cell>
          <table:table-cell/>
          <table:table-cell table:formula="of:=CONCATENATE([.B20];[.C20])" office:value-type="string" office:string-value="KCNMB4ANK1" calcext:value-type="string">
            <text:p>KCNMB4ANK1</text:p>
          </table:table-cell>
          <table:table-cell table:formula="of:=[.D20]"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0.276716413558" calcext:value-type="float">
            <text:p>0.2767164136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GABRB2</text:p>
          </table:table-cell>
          <table:table-cell table:formula="of:=MATCH([.Q20];[.$F$3:.$F$195];0)" office:value-type="string" office:string-value="" calcext:value-type="error">
            <text:p>#N/A</text:p>
          </table:table-cell>
          <table:table-cell table:formula="of:=MATCH([.R20];[.$F$3:.$F$195];0)" office:value-type="float" office:value="15" calcext:value-type="float">
            <text:p>15</text:p>
          </table:table-cell>
          <table:table-cell table:formula="of:=VLOOKUP([.Q20];[.$F$3:.$G$195];2)" office:value-type="string" office:string-value="" calcext:value-type="error">
            <text:p>#N/A</text:p>
          </table:table-cell>
          <table:table-cell table:formula="of:=VLOOKUP([.R20];[.$F$3:.$G$195];2)" office:value-type="string" office:string-value="" calcext:value-type="error">
            <text:p>#N/A</text:p>
          </table:table-cell>
          <table:table-cell/>
          <table:table-cell table:formula="of:=CONCATENATE([.K20];[.J20])" office:value-type="string" office:string-value="GABRB2NTRK1" calcext:value-type="string">
            <text:p>GABRB2NTRK1</text:p>
          </table:table-cell>
          <table:table-cell table:formula="of:=CONCATENATE([.J20];[.K20])" office:value-type="string" office:string-value="NTRK1GABRB2" calcext:value-type="string">
            <text:p>NTRK1GABRB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OAT</text:p>
          </table:table-cell>
          <table:table-cell office:value-type="float" office:value="47" calcext:value-type="float">
            <text:p>47</text:p>
          </table:table-cell>
          <table:table-cell/>
          <table:table-cell table:formula="of:=CONCATENATE([.B21];[.C21])" office:value-type="string" office:string-value="PRKAR2BOAT" calcext:value-type="string">
            <text:p>PRKAR2BOAT</text:p>
          </table:table-cell>
          <table:table-cell table:formula="of:=[.D21]"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0.249664017684" calcext:value-type="float">
            <text:p>0.2496640177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EXOC6</text:p>
          </table:table-cell>
          <table:table-cell table:formula="of:=MATCH([.Q21];[.$F$3:.$F$195];0)" office:value-type="string" office:string-value="" calcext:value-type="error">
            <text:p>#N/A</text:p>
          </table:table-cell>
          <table:table-cell table:formula="of:=MATCH([.R21];[.$F$3:.$F$195];0)" office:value-type="float" office:value="17" calcext:value-type="float">
            <text:p>17</text:p>
          </table:table-cell>
          <table:table-cell table:formula="of:=VLOOKUP([.Q21];[.$F$3:.$G$195];2)" office:value-type="string" office:string-value="" calcext:value-type="error">
            <text:p>#N/A</text:p>
          </table:table-cell>
          <table:table-cell table:formula="of:=VLOOKUP([.R21];[.$F$3:.$G$195];2)" office:value-type="float" office:value="98" calcext:value-type="float">
            <text:p>98</text:p>
          </table:table-cell>
          <table:table-cell/>
          <table:table-cell table:formula="of:=CONCATENATE([.K21];[.J21])" office:value-type="string" office:string-value="EXOC6SLC22A2" calcext:value-type="string">
            <text:p>EXOC6SLC22A2</text:p>
          </table:table-cell>
          <table:table-cell table:formula="of:=CONCATENATE([.J21];[.K21])" office:value-type="string" office:string-value="SLC22A2EXOC6" calcext:value-type="string">
            <text:p>SLC22A2EXOC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NRCAM</text:p>
          </table:table-cell>
          <table:table-cell office:value-type="float" office:value="44" calcext:value-type="float">
            <text:p>44</text:p>
          </table:table-cell>
          <table:table-cell/>
          <table:table-cell table:formula="of:=CONCATENATE([.B22];[.C22])" office:value-type="string" office:string-value="STX1ANRCAM" calcext:value-type="string">
            <text:p>STX1ANRCAM</text:p>
          </table:table-cell>
          <table:table-cell table:formula="of:=[.D22]"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0.240762671099" calcext:value-type="float">
            <text:p>0.2407626711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ANK1</text:p>
          </table:table-cell>
          <table:table-cell table:formula="of:=MATCH([.Q22];[.$F$3:.$F$195];0)" office:value-type="string" office:string-value="" calcext:value-type="error">
            <text:p>#N/A</text:p>
          </table:table-cell>
          <table:table-cell table:formula="of:=MATCH([.R22];[.$F$3:.$F$195];0)" office:value-type="float" office:value="18" calcext:value-type="float">
            <text:p>18</text:p>
          </table:table-cell>
          <table:table-cell table:formula="of:=VLOOKUP([.Q22];[.$F$3:.$G$195];2)" office:value-type="string" office:string-value="" calcext:value-type="error">
            <text:p>#N/A</text:p>
          </table:table-cell>
          <table:table-cell table:formula="of:=VLOOKUP([.R22];[.$F$3:.$G$195];2)" office:value-type="string" office:string-value="" calcext:value-type="error">
            <text:p>#N/A</text:p>
          </table:table-cell>
          <table:table-cell/>
          <table:table-cell table:formula="of:=CONCATENATE([.K22];[.J22])" office:value-type="string" office:string-value="ANK1KCNMB4" calcext:value-type="string">
            <text:p>ANK1KCNMB4</text:p>
          </table:table-cell>
          <table:table-cell table:formula="of:=CONCATENATE([.J22];[.K22])" office:value-type="string" office:string-value="KCNMB4ANK1" calcext:value-type="string">
            <text:p>KCNMB4ANK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NRCAM</text:p>
          </table:table-cell>
          <table:table-cell office:value-type="float" office:value="43" calcext:value-type="float">
            <text:p>43</text:p>
          </table:table-cell>
          <table:table-cell/>
          <table:table-cell table:formula="of:=CONCATENATE([.B23];[.C23])" office:value-type="string" office:string-value="PRKAR2BNRCAM" calcext:value-type="string">
            <text:p>PRKAR2BNRCAM</text:p>
          </table:table-cell>
          <table:table-cell table:formula="of:=[.D23]"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0.227380511012" calcext:value-type="float">
            <text:p>0.227380511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IK3R3</text:p>
          </table:table-cell>
          <table:table-cell table:formula="of:=MATCH([.Q23];[.$F$3:.$F$195];0)" office:value-type="string" office:string-value="" calcext:value-type="error">
            <text:p>#N/A</text:p>
          </table:table-cell>
          <table:table-cell table:formula="of:=MATCH([.R23];[.$F$3:.$F$195];0)" office:value-type="float" office:value="31" calcext:value-type="float">
            <text:p>31</text:p>
          </table:table-cell>
          <table:table-cell table:formula="of:=VLOOKUP([.Q23];[.$F$3:.$G$195];2)" office:value-type="string" office:string-value="" calcext:value-type="error">
            <text:p>#N/A</text:p>
          </table:table-cell>
          <table:table-cell table:formula="of:=VLOOKUP([.R23];[.$F$3:.$G$195];2)" office:value-type="string" office:string-value="" calcext:value-type="error">
            <text:p>#N/A</text:p>
          </table:table-cell>
          <table:table-cell/>
          <table:table-cell table:formula="of:=CONCATENATE([.K23];[.J23])" office:value-type="string" office:string-value="PIK3R3PRKAR2B" calcext:value-type="string">
            <text:p>PIK3R3PRKAR2B</text:p>
          </table:table-cell>
          <table:table-cell table:formula="of:=CONCATENATE([.J23];[.K23])" office:value-type="string" office:string-value="PRKAR2BPIK3R3" calcext:value-type="string">
            <text:p>PRKAR2BPIK3R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EXOC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CONCATENATE([.B24];[.C24])" office:value-type="string" office:string-value="NRCAMEXOC6" calcext:value-type="string">
            <text:p>NRCAMEXOC6</text:p>
          </table:table-cell>
          <table:table-cell table:formula="of:=[.D24]"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0.221726176862" calcext:value-type="float">
            <text:p>0.2217261769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EIF2AK1</text:p>
          </table:table-cell>
          <table:table-cell table:formula="of:=MATCH([.Q24];[.$F$3:.$F$195];0)" office:value-type="string" office:string-value="" calcext:value-type="error">
            <text:p>#N/A</text:p>
          </table:table-cell>
          <table:table-cell table:formula="of:=MATCH([.R24];[.$F$3:.$F$195];0)" office:value-type="float" office:value="25" calcext:value-type="float">
            <text:p>25</text:p>
          </table:table-cell>
          <table:table-cell table:formula="of:=VLOOKUP([.Q24];[.$F$3:.$G$195];2)" office:value-type="string" office:string-value="" calcext:value-type="error">
            <text:p>#N/A</text:p>
          </table:table-cell>
          <table:table-cell table:formula="of:=VLOOKUP([.R24];[.$F$3:.$G$195];2)" office:value-type="string" office:string-value="" calcext:value-type="error">
            <text:p>#N/A</text:p>
          </table:table-cell>
          <table:table-cell/>
          <table:table-cell table:formula="of:=CONCATENATE([.K24];[.J24])" office:value-type="string" office:string-value="EIF2AK1NRCAM" calcext:value-type="string">
            <text:p>EIF2AK1NRCAM</text:p>
          </table:table-cell>
          <table:table-cell table:formula="of:=CONCATENATE([.J24];[.K24])" office:value-type="string" office:string-value="NRCAMEIF2AK1" calcext:value-type="string">
            <text:p>NRCAMEIF2AK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OAT</text:p>
          </table:table-cell>
          <table:table-cell office:value-type="float" office:value="43" calcext:value-type="float">
            <text:p>43</text:p>
          </table:table-cell>
          <table:table-cell/>
          <table:table-cell table:formula="of:=CONCATENATE([.B25];[.C25])" office:value-type="string" office:string-value="PPCDCOAT" calcext:value-type="string">
            <text:p>PPCDCOAT</text:p>
          </table:table-cell>
          <table:table-cell table:formula="of:=[.D25]"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0.216080394201" calcext:value-type="float">
            <text:p>0.2160803942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DPK1</text:p>
          </table:table-cell>
          <table:table-cell table:formula="of:=MATCH([.Q25];[.$F$3:.$F$195];0)" office:value-type="string" office:string-value="" calcext:value-type="error">
            <text:p>#N/A</text:p>
          </table:table-cell>
          <table:table-cell table:formula="of:=MATCH([.R25];[.$F$3:.$F$195];0)" office:value-type="float" office:value="50" calcext:value-type="float">
            <text:p>50</text:p>
          </table:table-cell>
          <table:table-cell table:formula="of:=VLOOKUP([.Q25];[.$F$3:.$G$195];2)" office:value-type="string" office:string-value="" calcext:value-type="error">
            <text:p>#N/A</text:p>
          </table:table-cell>
          <table:table-cell table:formula="of:=VLOOKUP([.R25];[.$F$3:.$G$195];2)" office:value-type="string" office:string-value="" calcext:value-type="error">
            <text:p>#N/A</text:p>
          </table:table-cell>
          <table:table-cell/>
          <table:table-cell table:formula="of:=CONCATENATE([.K25];[.J25])" office:value-type="string" office:string-value="PDPK1PRKAR2B" calcext:value-type="string">
            <text:p>PDPK1PRKAR2B</text:p>
          </table:table-cell>
          <table:table-cell table:formula="of:=CONCATENATE([.J25];[.K25])" office:value-type="string" office:string-value="PRKAR2BPDPK1" calcext:value-type="string">
            <text:p>PRKAR2BPDPK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ANK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CONCATENATE([.B26];[.C26])" office:value-type="string" office:string-value="STX1AANK1" calcext:value-type="string">
            <text:p>STX1AANK1</text:p>
          </table:table-cell>
          <table:table-cell table:formula="of:=[.D26]"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0.213307119043" calcext:value-type="float">
            <text:p>0.213307119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EXOC6</text:p>
          </table:table-cell>
          <table:table-cell table:formula="of:=MATCH([.Q26];[.$F$3:.$F$195];0)" office:value-type="string" office:string-value="" calcext:value-type="error">
            <text:p>#N/A</text:p>
          </table:table-cell>
          <table:table-cell table:formula="of:=MATCH([.R26];[.$F$3:.$F$195];0)" office:value-type="float" office:value="3" calcext:value-type="float">
            <text:p>3</text:p>
          </table:table-cell>
          <table:table-cell table:formula="of:=VLOOKUP([.Q26];[.$F$3:.$G$195];2)" office:value-type="string" office:string-value="" calcext:value-type="error">
            <text:p>#N/A</text:p>
          </table:table-cell>
          <table:table-cell table:formula="of:=VLOOKUP([.R26];[.$F$3:.$G$195];2)" office:value-type="float" office:value="96" calcext:value-type="float">
            <text:p>96</text:p>
          </table:table-cell>
          <table:table-cell/>
          <table:table-cell table:formula="of:=CONCATENATE([.K26];[.J26])" office:value-type="string" office:string-value="EXOC6SOS1" calcext:value-type="string">
            <text:p>EXOC6SOS1</text:p>
          </table:table-cell>
          <table:table-cell table:formula="of:=CONCATENATE([.J26];[.K26])" office:value-type="string" office:string-value="SOS1EXOC6" calcext:value-type="string">
            <text:p>SOS1EXOC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EIF2AK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CONCATENATE([.B27];[.C27])" office:value-type="string" office:string-value="NRCAMEIF2AK1" calcext:value-type="string">
            <text:p>NRCAMEIF2AK1</text:p>
          </table:table-cell>
          <table:table-cell table:formula="of:=[.D27]"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0.206608191035" calcext:value-type="float">
            <text:p>0.206608191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KRAS</text:p>
          </table:table-cell>
          <table:table-cell table:formula="of:=MATCH([.Q27];[.$F$3:.$F$195];0)" office:value-type="string" office:string-value="" calcext:value-type="error">
            <text:p>#N/A</text:p>
          </table:table-cell>
          <table:table-cell table:formula="of:=MATCH([.R27];[.$F$3:.$F$195];0)" office:value-type="float" office:value="33" calcext:value-type="float">
            <text:p>33</text:p>
          </table:table-cell>
          <table:table-cell table:formula="of:=VLOOKUP([.Q27];[.$F$3:.$G$195];2)" office:value-type="string" office:string-value="" calcext:value-type="error">
            <text:p>#N/A</text:p>
          </table:table-cell>
          <table:table-cell table:formula="of:=VLOOKUP([.R27];[.$F$3:.$G$195];2)" office:value-type="string" office:string-value="" calcext:value-type="error">
            <text:p>#N/A</text:p>
          </table:table-cell>
          <table:table-cell/>
          <table:table-cell table:formula="of:=CONCATENATE([.K27];[.J27])" office:value-type="string" office:string-value="KRASPRKAR2B" calcext:value-type="string">
            <text:p>KRASPRKAR2B</text:p>
          </table:table-cell>
          <table:table-cell table:formula="of:=CONCATENATE([.J27];[.K27])" office:value-type="string" office:string-value="PRKAR2BKRAS" calcext:value-type="string">
            <text:p>PRKAR2BKRA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CDC16</text:p>
          </table:table-cell>
          <table:table-cell office:value-type="float" office:value="41" calcext:value-type="float">
            <text:p>41</text:p>
          </table:table-cell>
          <table:table-cell/>
          <table:table-cell table:formula="of:=CONCATENATE([.B28];[.C28])" office:value-type="string" office:string-value="PRKAR2BCDC16" calcext:value-type="string">
            <text:p>PRKAR2BCDC16</text:p>
          </table:table-cell>
          <table:table-cell table:formula="of:=[.D28]"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0.176370837573" calcext:value-type="float">
            <text:p>0.1763708376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EXOC6</text:p>
          </table:table-cell>
          <table:table-cell table:formula="of:=MATCH([.Q28];[.$F$3:.$F$195];0)" office:value-type="string" office:string-value="" calcext:value-type="error">
            <text:p>#N/A</text:p>
          </table:table-cell>
          <table:table-cell table:formula="of:=MATCH([.R28];[.$F$3:.$F$195];0)" office:value-type="float" office:value="6" calcext:value-type="float">
            <text:p>6</text:p>
          </table:table-cell>
          <table:table-cell table:formula="of:=VLOOKUP([.Q28];[.$F$3:.$G$195];2)" office:value-type="string" office:string-value="" calcext:value-type="error">
            <text:p>#N/A</text:p>
          </table:table-cell>
          <table:table-cell table:formula="of:=VLOOKUP([.R28];[.$F$3:.$G$195];2)" office:value-type="float" office:value="98" calcext:value-type="float">
            <text:p>98</text:p>
          </table:table-cell>
          <table:table-cell/>
          <table:table-cell table:formula="of:=CONCATENATE([.K28];[.J28])" office:value-type="string" office:string-value="EXOC6SC5DL" calcext:value-type="string">
            <text:p>EXOC6SC5DL</text:p>
          </table:table-cell>
          <table:table-cell table:formula="of:=CONCATENATE([.J28];[.K28])" office:value-type="string" office:string-value="SC5DLEXOC6" calcext:value-type="string">
            <text:p>SC5DLEXOC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ANK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CONCATENATE([.B29];[.C29])" office:value-type="string" office:string-value="SLCO2A1ANK1" calcext:value-type="string">
            <text:p>SLCO2A1ANK1</text:p>
          </table:table-cell>
          <table:table-cell table:formula="of:=[.D29]"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0.167232706955" calcext:value-type="float">
            <text:p>0.167232707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PPCDC</text:p>
          </table:table-cell>
          <table:table-cell table:formula="of:=MATCH([.Q29];[.$F$3:.$F$195];0)" office:value-type="string" office:string-value="" calcext:value-type="error">
            <text:p>#N/A</text:p>
          </table:table-cell>
          <table:table-cell table:formula="of:=MATCH([.R29];[.$F$3:.$F$195];0)" office:value-type="float" office:value="38" calcext:value-type="float">
            <text:p>38</text:p>
          </table:table-cell>
          <table:table-cell table:formula="of:=VLOOKUP([.Q29];[.$F$3:.$G$195];2)" office:value-type="string" office:string-value="" calcext:value-type="error">
            <text:p>#N/A</text:p>
          </table:table-cell>
          <table:table-cell table:formula="of:=VLOOKUP([.R29];[.$F$3:.$G$195];2)" office:value-type="string" office:string-value="" calcext:value-type="error">
            <text:p>#N/A</text:p>
          </table:table-cell>
          <table:table-cell/>
          <table:table-cell table:formula="of:=CONCATENATE([.K29];[.J29])" office:value-type="string" office:string-value="PPCDCPTK2B" calcext:value-type="string">
            <text:p>PPCDCPTK2B</text:p>
          </table:table-cell>
          <table:table-cell table:formula="of:=CONCATENATE([.J29];[.K29])" office:value-type="string" office:string-value="PTK2BPPCDC" calcext:value-type="string">
            <text:p>PTK2BPPCDC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PIK3R3</text:p>
          </table:table-cell>
          <table:table-cell office:value-type="float" office:value="39" calcext:value-type="float">
            <text:p>39</text:p>
          </table:table-cell>
          <table:table-cell/>
          <table:table-cell table:formula="of:=CONCATENATE([.B30];[.C30])" office:value-type="string" office:string-value="SLCO4A1PIK3R3" calcext:value-type="string">
            <text:p>SLCO4A1PIK3R3</text:p>
          </table:table-cell>
          <table:table-cell table:formula="of:=[.D30]"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0.138965680928" calcext:value-type="float">
            <text:p>0.1389656809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OAT</text:p>
          </table:table-cell>
          <table:table-cell table:formula="of:=MATCH([.Q30];[.$F$3:.$F$195];0)" office:value-type="string" office:string-value="" calcext:value-type="error">
            <text:p>#N/A</text:p>
          </table:table-cell>
          <table:table-cell table:formula="of:=MATCH([.R30];[.$F$3:.$F$195];0)" office:value-type="float" office:value="23" calcext:value-type="float">
            <text:p>23</text:p>
          </table:table-cell>
          <table:table-cell table:formula="of:=VLOOKUP([.Q30];[.$F$3:.$G$195];2)" office:value-type="string" office:string-value="" calcext:value-type="error">
            <text:p>#N/A</text:p>
          </table:table-cell>
          <table:table-cell table:formula="of:=VLOOKUP([.R30];[.$F$3:.$G$195];2)" office:value-type="string" office:string-value="" calcext:value-type="error">
            <text:p>#N/A</text:p>
          </table:table-cell>
          <table:table-cell/>
          <table:table-cell table:formula="of:=CONCATENATE([.K30];[.J30])" office:value-type="string" office:string-value="OATPPCDC" calcext:value-type="string">
            <text:p>OATPPCDC</text:p>
          </table:table-cell>
          <table:table-cell table:formula="of:=CONCATENATE([.J30];[.K30])" office:value-type="string" office:string-value="PPCDCOAT" calcext:value-type="string">
            <text:p>PPCDCOAT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DDOST</text:p>
          </table:table-cell>
          <table:table-cell office:value-type="float" office:value="38" calcext:value-type="float">
            <text:p>38</text:p>
          </table:table-cell>
          <table:table-cell/>
          <table:table-cell table:formula="of:=CONCATENATE([.B31];[.C31])" office:value-type="string" office:string-value="SLCO4A1DDOST" calcext:value-type="string">
            <text:p>SLCO4A1DDOST</text:p>
          </table:table-cell>
          <table:table-cell table:formula="of:=[.D31]"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0.127013875314" calcext:value-type="float">
            <text:p>0.1270138753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CDC16</text:p>
          </table:table-cell>
          <table:table-cell table:formula="of:=MATCH([.Q31];[.$F$3:.$F$195];0)" office:value-type="string" office:string-value="" calcext:value-type="error">
            <text:p>#N/A</text:p>
          </table:table-cell>
          <table:table-cell table:formula="of:=MATCH([.R31];[.$F$3:.$F$195];0)" office:value-type="float" office:value="26" calcext:value-type="float">
            <text:p>26</text:p>
          </table:table-cell>
          <table:table-cell table:formula="of:=VLOOKUP([.Q31];[.$F$3:.$G$195];2)" office:value-type="string" office:string-value="" calcext:value-type="error">
            <text:p>#N/A</text:p>
          </table:table-cell>
          <table:table-cell table:formula="of:=VLOOKUP([.R31];[.$F$3:.$G$195];2)" office:value-type="string" office:string-value="" calcext:value-type="error">
            <text:p>#N/A</text:p>
          </table:table-cell>
          <table:table-cell/>
          <table:table-cell table:formula="of:=CONCATENATE([.K31];[.J31])" office:value-type="string" office:string-value="CDC16PRKAR2B" calcext:value-type="string">
            <text:p>CDC16PRKAR2B</text:p>
          </table:table-cell>
          <table:table-cell table:formula="of:=CONCATENATE([.J31];[.K31])" office:value-type="string" office:string-value="PRKAR2BCDC16" calcext:value-type="string">
            <text:p>PRKAR2BCDC1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NTRK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CONCATENATE([.B32];[.C32])" office:value-type="string" office:string-value="STX1ANTRK1" calcext:value-type="string">
            <text:p>STX1ANTRK1</text:p>
          </table:table-cell>
          <table:table-cell table:formula="of:=[.D32]"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0.0978354663665" calcext:value-type="float">
            <text:p>0.0978354664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DDOST</text:p>
          </table:table-cell>
          <table:table-cell table:formula="of:=MATCH([.Q32];[.$F$3:.$F$195];0)" office:value-type="string" office:string-value="" calcext:value-type="error">
            <text:p>#N/A</text:p>
          </table:table-cell>
          <table:table-cell table:formula="of:=MATCH([.R32];[.$F$3:.$F$195];0)" office:value-type="float" office:value="29" calcext:value-type="float">
            <text:p>29</text:p>
          </table:table-cell>
          <table:table-cell table:formula="of:=VLOOKUP([.Q32];[.$F$3:.$G$195];2)" office:value-type="string" office:string-value="" calcext:value-type="error">
            <text:p>#N/A</text:p>
          </table:table-cell>
          <table:table-cell table:formula="of:=VLOOKUP([.R32];[.$F$3:.$G$195];2)" office:value-type="float" office:value="98" calcext:value-type="float">
            <text:p>98</text:p>
          </table:table-cell>
          <table:table-cell/>
          <table:table-cell table:formula="of:=CONCATENATE([.K32];[.J32])" office:value-type="string" office:string-value="DDOSTSLCO4A1" calcext:value-type="string">
            <text:p>DDOSTSLCO4A1</text:p>
          </table:table-cell>
          <table:table-cell table:formula="of:=CONCATENATE([.J32];[.K32])" office:value-type="string" office:string-value="SLCO4A1DDOST" calcext:value-type="string">
            <text:p>SLCO4A1DDOST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IK3R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CONCATENATE([.B33];[.C33])" office:value-type="string" office:string-value="PRKAR2BPIK3R3" calcext:value-type="string">
            <text:p>PRKAR2BPIK3R3</text:p>
          </table:table-cell>
          <table:table-cell table:formula="of:=[.D33]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.093757025655" calcext:value-type="float">
            <text:p>0.0937570257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ATF2</text:p>
          </table:table-cell>
          <table:table-cell table:formula="of:=MATCH([.Q33];[.$F$3:.$F$195];0)" office:value-type="string" office:string-value="" calcext:value-type="error">
            <text:p>#N/A</text:p>
          </table:table-cell>
          <table:table-cell table:formula="of:=MATCH([.R33];[.$F$3:.$F$195];0)" office:value-type="float" office:value="2" calcext:value-type="float">
            <text:p>2</text:p>
          </table:table-cell>
          <table:table-cell table:formula="of:=VLOOKUP([.Q33];[.$F$3:.$G$195];2)" office:value-type="string" office:string-value="" calcext:value-type="error">
            <text:p>#N/A</text:p>
          </table:table-cell>
          <table:table-cell table:formula="of:=VLOOKUP([.R33];[.$F$3:.$G$195];2)" office:value-type="float" office:value="98" calcext:value-type="float">
            <text:p>98</text:p>
          </table:table-cell>
          <table:table-cell/>
          <table:table-cell table:formula="of:=CONCATENATE([.K33];[.J33])" office:value-type="string" office:string-value="ATF2SC5DL" calcext:value-type="string">
            <text:p>ATF2SC5DL</text:p>
          </table:table-cell>
          <table:table-cell table:formula="of:=CONCATENATE([.J33];[.K33])" office:value-type="string" office:string-value="SC5DLATF2" calcext:value-type="string">
            <text:p>SC5DLATF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NF1</text:p>
          </table:table-cell>
          <table:table-cell office:value-type="float" office:value="36" calcext:value-type="float">
            <text:p>36</text:p>
          </table:table-cell>
          <table:table-cell/>
          <table:table-cell table:formula="of:=CONCATENATE([.B34];[.C34])" office:value-type="string" office:string-value="NRCAMNF1" calcext:value-type="string">
            <text:p>NRCAMNF1</text:p>
          </table:table-cell>
          <table:table-cell table:formula="of:=[.D34]"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0.0807234757346" calcext:value-type="float">
            <text:p>0.0807234757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NF1</text:p>
          </table:table-cell>
          <table:table-cell table:formula="of:=MATCH([.Q34];[.$F$3:.$F$195];0)" office:value-type="string" office:string-value="" calcext:value-type="error">
            <text:p>#N/A</text:p>
          </table:table-cell>
          <table:table-cell table:formula="of:=MATCH([.R34];[.$F$3:.$F$195];0)" office:value-type="float" office:value="32" calcext:value-type="float">
            <text:p>32</text:p>
          </table:table-cell>
          <table:table-cell table:formula="of:=VLOOKUP([.Q34];[.$F$3:.$G$195];2)" office:value-type="string" office:string-value="" calcext:value-type="error">
            <text:p>#N/A</text:p>
          </table:table-cell>
          <table:table-cell table:formula="of:=VLOOKUP([.R34];[.$F$3:.$G$195];2)" office:value-type="string" office:string-value="" calcext:value-type="error">
            <text:p>#N/A</text:p>
          </table:table-cell>
          <table:table-cell/>
          <table:table-cell table:formula="of:=CONCATENATE([.K34];[.J34])" office:value-type="string" office:string-value="NF1NRCAM" calcext:value-type="string">
            <text:p>NF1NRCAM</text:p>
          </table:table-cell>
          <table:table-cell table:formula="of:=CONCATENATE([.J34];[.K34])" office:value-type="string" office:string-value="NRCAMNF1" calcext:value-type="string">
            <text:p>NRCAMNF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KRAS</text:p>
          </table:table-cell>
          <table:table-cell office:value-type="float" office:value="33" calcext:value-type="float">
            <text:p>33</text:p>
          </table:table-cell>
          <table:table-cell/>
          <table:table-cell table:formula="of:=CONCATENATE([.B35];[.C35])" office:value-type="string" office:string-value="PRKAR2BKRAS" calcext:value-type="string">
            <text:p>PRKAR2BKRAS</text:p>
          </table:table-cell>
          <table:table-cell table:formula="of:=[.D35]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0.0476579655819" calcext:value-type="float">
            <text:p>0.0476579656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BTRC</text:p>
          </table:table-cell>
          <table:table-cell table:formula="of:=MATCH([.Q35];[.$F$3:.$F$195];0)" office:value-type="string" office:string-value="" calcext:value-type="error">
            <text:p>#N/A</text:p>
          </table:table-cell>
          <table:table-cell table:formula="of:=MATCH([.R35];[.$F$3:.$F$195];0)" office:value-type="float" office:value="42" calcext:value-type="float">
            <text:p>42</text:p>
          </table:table-cell>
          <table:table-cell table:formula="of:=VLOOKUP([.Q35];[.$F$3:.$G$195];2)" office:value-type="string" office:string-value="" calcext:value-type="error">
            <text:p>#N/A</text:p>
          </table:table-cell>
          <table:table-cell table:formula="of:=VLOOKUP([.R35];[.$F$3:.$G$195];2)" office:value-type="string" office:string-value="" calcext:value-type="error">
            <text:p>#N/A</text:p>
          </table:table-cell>
          <table:table-cell/>
          <table:table-cell table:formula="of:=CONCATENATE([.K35];[.J35])" office:value-type="string" office:string-value="BTRCKRAS" calcext:value-type="string">
            <text:p>BTRCKRAS</text:p>
          </table:table-cell>
          <table:table-cell table:formula="of:=CONCATENATE([.J35];[.K35])" office:value-type="string" office:string-value="KRASBTRC" calcext:value-type="string">
            <text:p>KRASBTRC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GAB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B36];[.C36])" office:value-type="string" office:string-value="KRASGAB2" calcext:value-type="string">
            <text:p>KRASGAB2</text:p>
          </table:table-cell>
          <table:table-cell table:formula="of:=[.D36]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PDPK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B37];[.C37])" office:value-type="string" office:string-value="SLCO4A1PDPK1" calcext:value-type="string">
            <text:p>SLCO4A1PDPK1</text:p>
          </table:table-cell>
          <table:table-cell table:formula="of:=[.D37]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EIF2AK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CONCATENATE([.B38];[.C38])" office:value-type="string" office:string-value="STAT3EIF2AK1" calcext:value-type="string">
            <text:p>STAT3EIF2AK1</text:p>
          </table:table-cell>
          <table:table-cell table:formula="of:=[.D38]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PIK3CD</text:p>
          </table:table-cell>
          <table:table-cell office:value-type="float" office:value="31" calcext:value-type="float">
            <text:p>31</text:p>
          </table:table-cell>
          <table:table-cell/>
          <table:table-cell table:formula="of:=CONCATENATE([.B39];[.C39])" office:value-type="string" office:string-value="STX1APIK3CD" calcext:value-type="string">
            <text:p>STX1APIK3CD</text:p>
          </table:table-cell>
          <table:table-cell table:formula="of:=[.D39]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PPCDC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[.B40];[.C40])" office:value-type="string" office:string-value="PTK2BPPCDC" calcext:value-type="string">
            <text:p>PTK2BPPCDC</text:p>
          </table:table-cell>
          <table:table-cell table:formula="of:=[.D40]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CDC1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[.B41];[.C41])" office:value-type="string" office:string-value="PIK3R3CDC16" calcext:value-type="string">
            <text:p>PIK3R3CDC16</text:p>
          </table:table-cell>
          <table:table-cell table:formula="of:=[.D41]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GAB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CONCATENATE([.B42];[.C42])" office:value-type="string" office:string-value="NRCAMGAB2" calcext:value-type="string">
            <text:p>NRCAMGAB2</text:p>
          </table:table-cell>
          <table:table-cell table:formula="of:=[.D42]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ANK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CONCATENATE([.B43];[.C43])" office:value-type="string" office:string-value="NF1ANK1" calcext:value-type="string">
            <text:p>NF1ANK1</text:p>
          </table:table-cell>
          <table:table-cell table:formula="of:=[.D43]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BTRC</text:p>
          </table:table-cell>
          <table:table-cell office:value-type="float" office:value="29" calcext:value-type="float">
            <text:p>29</text:p>
          </table:table-cell>
          <table:table-cell/>
          <table:table-cell table:formula="of:=CONCATENATE([.B44];[.C44])" office:value-type="string" office:string-value="KRASBTRC" calcext:value-type="string">
            <text:p>KRASBTRC</text:p>
          </table:table-cell>
          <table:table-cell table:formula="of:=[.D44]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NTRK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CONCATENATE([.B45];[.C45])" office:value-type="string" office:string-value="SLCO2A1NTRK1" calcext:value-type="string">
            <text:p>SLCO2A1NTRK1</text:p>
          </table:table-cell>
          <table:table-cell table:formula="of:=[.D45]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NRCAM</text:p>
          </table:table-cell>
          <table:table-cell office:value-type="float" office:value="28" calcext:value-type="float">
            <text:p>28</text:p>
          </table:table-cell>
          <table:table-cell/>
          <table:table-cell table:formula="of:=CONCATENATE([.B46];[.C46])" office:value-type="string" office:string-value="STAT3NRCAM" calcext:value-type="string">
            <text:p>STAT3NRCAM</text:p>
          </table:table-cell>
          <table:table-cell table:formula="of:=[.D46]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PRKAR2B</text:p>
          </table:table-cell>
          <table:table-cell office:value-type="float" office:value="27" calcext:value-type="float">
            <text:p>27</text:p>
          </table:table-cell>
          <table:table-cell/>
          <table:table-cell table:formula="of:=CONCATENATE([.B47];[.C47])" office:value-type="string" office:string-value="SLCO4A1PRKAR2B" calcext:value-type="string">
            <text:p>SLCO4A1PRKAR2B</text:p>
          </table:table-cell>
          <table:table-cell table:formula="of:=[.D47]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NTRK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[.B48];[.C48])" office:value-type="string" office:string-value="PIK3CDNTRK1" calcext:value-type="string">
            <text:p>PIK3CDNTRK1</text:p>
          </table:table-cell>
          <table:table-cell table:formula="of:=[.D48]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ANK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NCATENATE([.B49];[.C49])" office:value-type="string" office:string-value="GAB2ANK1" calcext:value-type="string">
            <text:p>GAB2ANK1</text:p>
          </table:table-cell>
          <table:table-cell table:formula="of:=[.D49]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ABRB2</text:p>
          </table:table-cell>
          <table:table-cell office:value-type="string" calcext:value-type="string">
            <text:p>ANK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NCATENATE([.B50];[.C50])" office:value-type="string" office:string-value="GABRB2ANK1" calcext:value-type="string">
            <text:p>GABRB2ANK1</text:p>
          </table:table-cell>
          <table:table-cell table:formula="of:=[.D50]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GPX4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NCATENATE([.B51];[.C51])" office:value-type="string" office:string-value="PPCDCGPX4" calcext:value-type="string">
            <text:p>PPCDCGPX4</text:p>
          </table:table-cell>
          <table:table-cell table:formula="of:=[.D51]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DPK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NCATENATE([.B52];[.C52])" office:value-type="string" office:string-value="PRKAR2BPDPK1" calcext:value-type="string">
            <text:p>PRKAR2BPDPK1</text:p>
          </table:table-cell>
          <table:table-cell table:formula="of:=[.D52]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ITGA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NCATENATE([.B53];[.C53])" office:value-type="string" office:string-value="SLCO2A1ITGA2" calcext:value-type="string">
            <text:p>SLCO2A1ITGA2</text:p>
          </table:table-cell>
          <table:table-cell table:formula="of:=[.D53]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PDPK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[.B54];[.C54])" office:value-type="string" office:string-value="PIK3CDPDPK1" calcext:value-type="string">
            <text:p>PIK3CDPDPK1</text:p>
          </table:table-cell>
          <table:table-cell table:formula="of:=[.D54]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STAT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CONCATENATE([.B55];[.C55])" office:value-type="string" office:string-value="UPB1STAT3" calcext:value-type="string">
            <text:p>UPB1STAT3</text:p>
          </table:table-cell>
          <table:table-cell table:formula="of:=[.D55]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GAB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CONCATENATE([.B56];[.C56])" office:value-type="string" office:string-value="SLCO4A1GAB2" calcext:value-type="string">
            <text:p>SLCO4A1GAB2</text:p>
          </table:table-cell>
          <table:table-cell table:formula="of:=[.D56]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BTRC</text:p>
          </table:table-cell>
          <table:table-cell office:value-type="float" office:value="19" calcext:value-type="float">
            <text:p>19</text:p>
          </table:table-cell>
          <table:table-cell/>
          <table:table-cell table:formula="of:=CONCATENATE([.B57];[.C57])" office:value-type="string" office:string-value="OATBTRC" calcext:value-type="string">
            <text:p>OATBTRC</text:p>
          </table:table-cell>
          <table:table-cell table:formula="of:=[.D57]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PRKAR2B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NCATENATE([.B58];[.C58])" office:value-type="string" office:string-value="STAT3PRKAR2B" calcext:value-type="string">
            <text:p>STAT3PRKAR2B</text:p>
          </table:table-cell>
          <table:table-cell table:formula="of:=[.D58]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GAB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NCATENATE([.B59];[.C59])" office:value-type="string" office:string-value="PIK3CDGAB2" calcext:value-type="string">
            <text:p>PIK3CDGAB2</text:p>
          </table:table-cell>
          <table:table-cell table:formula="of:=[.D59]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EIF2AK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NCATENATE([.B60];[.C60])" office:value-type="string" office:string-value="IL6REIF2AK1" calcext:value-type="string">
            <text:p>IL6REIF2AK1</text:p>
          </table:table-cell>
          <table:table-cell table:formula="of:=[.D60]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GPX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NCATENATE([.B61];[.C61])" office:value-type="string" office:string-value="KCNMB4GPX4" calcext:value-type="string">
            <text:p>KCNMB4GPX4</text:p>
          </table:table-cell>
          <table:table-cell table:formula="of:=[.D61]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IL6R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NCATENATE([.B62];[.C62])" office:value-type="string" office:string-value="SLCO4A1IL6R" calcext:value-type="string">
            <text:p>SLCO4A1IL6R</text:p>
          </table:table-cell>
          <table:table-cell table:formula="of:=[.D62]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DDOST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NCATENATE([.B63];[.C63])" office:value-type="string" office:string-value="STAT3DDOST" calcext:value-type="string">
            <text:p>STAT3DDOST</text:p>
          </table:table-cell>
          <table:table-cell table:formula="of:=[.D63]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DDOST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NCATENATE([.B64];[.C64])" office:value-type="string" office:string-value="PIK3CDDDOST" calcext:value-type="string">
            <text:p>PIK3CDDDOST</text:p>
          </table:table-cell>
          <table:table-cell table:formula="of:=[.D64]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XOC6</text:p>
          </table:table-cell>
          <table:table-cell office:value-type="string" calcext:value-type="string">
            <text:p>BTRC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NCATENATE([.B65];[.C65])" office:value-type="string" office:string-value="EXOC6BTRC" calcext:value-type="string">
            <text:p>EXOC6BTRC</text:p>
          </table:table-cell>
          <table:table-cell table:formula="of:=[.D65]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KCNMB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NCATENATE([.B66];[.C66])" office:value-type="string" office:string-value="SLCO4A1KCNMB4" calcext:value-type="string">
            <text:p>SLCO4A1KCNMB4</text:p>
          </table:table-cell>
          <table:table-cell table:formula="of:=[.D66]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IK3CD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NCATENATE([.B67];[.C67])" office:value-type="string" office:string-value="PRKAR2BPIK3CD" calcext:value-type="string">
            <text:p>PRKAR2BPIK3CD</text:p>
          </table:table-cell>
          <table:table-cell table:formula="of:=[.D67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PCDC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NCATENATE([.B68];[.C68])" office:value-type="string" office:string-value="PRKAR2BPPCDC" calcext:value-type="string">
            <text:p>PRKAR2BPPCDC</text:p>
          </table:table-cell>
          <table:table-cell table:formula="of:=[.D68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IFNGR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NCATENATE([.B69];[.C69])" office:value-type="string" office:string-value="PPCDCIFNGR1" calcext:value-type="string">
            <text:p>PPCDCIFNGR1</text:p>
          </table:table-cell>
          <table:table-cell table:formula="of:=[.D69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ITGA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NCATENATE([.B70];[.C70])" office:value-type="string" office:string-value="SLCO4A1ITGA2" calcext:value-type="string">
            <text:p>SLCO4A1ITGA2</text:p>
          </table:table-cell>
          <table:table-cell table:formula="of:=[.D70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IL6R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NCATENATE([.B71];[.C71])" office:value-type="string" office:string-value="STAT3IL6R" calcext:value-type="string">
            <text:p>STAT3IL6R</text:p>
          </table:table-cell>
          <table:table-cell table:formula="of:=[.D71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IFNGR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NCATENATE([.B72];[.C72])" office:value-type="string" office:string-value="SLC22A2IFNGR1" calcext:value-type="string">
            <text:p>SLC22A2IFNGR1</text:p>
          </table:table-cell>
          <table:table-cell table:formula="of:=[.D72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ITGA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NCATENATE([.B73];[.C73])" office:value-type="string" office:string-value="KCNMB4ITGA2" calcext:value-type="string">
            <text:p>KCNMB4ITGA2</text:p>
          </table:table-cell>
          <table:table-cell table:formula="of:=[.D73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SC5DL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NCATENATE([.B74];[.C74])" office:value-type="string" office:string-value="SOS1SC5DL" calcext:value-type="string">
            <text:p>SOS1SC5DL</text:p>
          </table:table-cell>
          <table:table-cell table:formula="of:=[.D74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CDC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[.B75];[.C75])" office:value-type="string" office:string-value="NRCAMCDC16" calcext:value-type="string">
            <text:p>NRCAMCDC16</text:p>
          </table:table-cell>
          <table:table-cell table:formula="of:=[.D75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IL6R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[.B76];[.C76])" office:value-type="string" office:string-value="NRCAMIL6R" calcext:value-type="string">
            <text:p>NRCAMIL6R</text:p>
          </table:table-cell>
          <table:table-cell table:formula="of:=[.D76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IRS1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[.B77];[.C77])" office:value-type="string" office:string-value="STX1AIRS1" calcext:value-type="string">
            <text:p>STX1AIRS1</text:p>
          </table:table-cell>
          <table:table-cell table:formula="of:=[.D77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GABRB2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[.B78];[.C78])" office:value-type="string" office:string-value="PIK3CDGABRB2" calcext:value-type="string">
            <text:p>PIK3CDGABRB2</text:p>
          </table:table-cell>
          <table:table-cell table:formula="of:=[.D78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NF1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[.B79];[.C79])" office:value-type="string" office:string-value="PTK2BNF1" calcext:value-type="string">
            <text:p>PTK2BNF1</text:p>
          </table:table-cell>
          <table:table-cell table:formula="of:=[.D79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NF1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[.B80];[.C80])" office:value-type="string" office:string-value="PIK3R3NF1" calcext:value-type="string">
            <text:p>PIK3R3NF1</text:p>
          </table:table-cell>
          <table:table-cell table:formula="of:=[.D80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BTRC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[.B81];[.C81])" office:value-type="string" office:string-value="SOS1BTRC" calcext:value-type="string">
            <text:p>SOS1BTRC</text:p>
          </table:table-cell>
          <table:table-cell table:formula="of:=[.D81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KRAS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[.B82];[.C82])" office:value-type="string" office:string-value="NRCAMKRAS" calcext:value-type="string">
            <text:p>NRCAMKRAS</text:p>
          </table:table-cell>
          <table:table-cell table:formula="of:=[.D82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NRCAM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[.B83];[.C83])" office:value-type="string" office:string-value="OATNRCAM" calcext:value-type="string">
            <text:p>OATNRCAM</text:p>
          </table:table-cell>
          <table:table-cell table:formula="of:=[.D83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GPX4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[.B84];[.C84])" office:value-type="string" office:string-value="UPB1GPX4" calcext:value-type="string">
            <text:p>UPB1GPX4</text:p>
          </table:table-cell>
          <table:table-cell table:formula="of:=[.D84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GAB2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[.B85];[.C85])" office:value-type="string" office:string-value="PIK3R3GAB2" calcext:value-type="string">
            <text:p>PIK3R3GAB2</text:p>
          </table:table-cell>
          <table:table-cell table:formula="of:=[.D85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PDPK1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[.B86];[.C86])" office:value-type="string" office:string-value="SLC22A2PDPK1" calcext:value-type="string">
            <text:p>SLC22A2PDPK1</text:p>
          </table:table-cell>
          <table:table-cell table:formula="of:=[.D86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SLCO4A1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[.B87];[.C87])" office:value-type="string" office:string-value="UPB1SLCO4A1" calcext:value-type="string">
            <text:p>UPB1SLCO4A1</text:p>
          </table:table-cell>
          <table:table-cell table:formula="of:=[.D87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DDOST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[.B88];[.C88])" office:value-type="string" office:string-value="IRS1DDOST" calcext:value-type="string">
            <text:p>IRS1DDOST</text:p>
          </table:table-cell>
          <table:table-cell table:formula="of:=[.D88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BTRC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[.B89];[.C89])" office:value-type="string" office:string-value="SC5DLBTRC" calcext:value-type="string">
            <text:p>SC5DLBTRC</text:p>
          </table:table-cell>
          <table:table-cell table:formula="of:=[.D89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GPX4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[.B90];[.C90])" office:value-type="string" office:string-value="STAT3GPX4" calcext:value-type="string">
            <text:p>STAT3GPX4</text:p>
          </table:table-cell>
          <table:table-cell table:formula="of:=[.D90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PIK3CD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[.B91];[.C91])" office:value-type="string" office:string-value="SLCO4A1PIK3CD" calcext:value-type="string">
            <text:p>SLCO4A1PIK3CD</text:p>
          </table:table-cell>
          <table:table-cell table:formula="of:=[.D91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GPX4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[.B92];[.C92])" office:value-type="string" office:string-value="IFNGR1GPX4" calcext:value-type="string">
            <text:p>IFNGR1GPX4</text:p>
          </table:table-cell>
          <table:table-cell table:formula="of:=[.D92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GAB2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[.B93];[.C93])" office:value-type="string" office:string-value="PDPK1GAB2" calcext:value-type="string">
            <text:p>PDPK1GAB2</text:p>
          </table:table-cell>
          <table:table-cell table:formula="of:=[.D93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IFNGR1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[.B94];[.C94])" office:value-type="string" office:string-value="STX1AIFNGR1" calcext:value-type="string">
            <text:p>STX1AIFNGR1</text:p>
          </table:table-cell>
          <table:table-cell table:formula="of:=[.D94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PPCDC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[.B95];[.C95])" office:value-type="string" office:string-value="STAT3PPCDC" calcext:value-type="string">
            <text:p>STAT3PPCDC</text:p>
          </table:table-cell>
          <table:table-cell table:formula="of:=[.D95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DDOST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B96];[.C96])" office:value-type="string" office:string-value="PRKAR2BDDOST" calcext:value-type="string">
            <text:p>PRKAR2BDDOST</text:p>
          </table:table-cell>
          <table:table-cell table:formula="of:=[.D96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PIK3R3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B97];[.C97])" office:value-type="string" office:string-value="STAT3PIK3R3" calcext:value-type="string">
            <text:p>STAT3PIK3R3</text:p>
          </table:table-cell>
          <table:table-cell table:formula="of:=[.D97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EXOC6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B98];[.C98])" office:value-type="string" office:string-value="KRASEXOC6" calcext:value-type="string">
            <text:p>KRASEXOC6</text:p>
          </table:table-cell>
          <table:table-cell table:formula="of:=[.D98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GAB2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B99];[.C99])" office:value-type="string" office:string-value="STAT3GAB2" calcext:value-type="string">
            <text:p>STAT3GAB2</text:p>
          </table:table-cell>
          <table:table-cell table:formula="of:=[.D99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GPX4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00];[.C100])" office:value-type="string" office:string-value="SLC22A2GPX4" calcext:value-type="string">
            <text:p>SLC22A2GPX4</text:p>
          </table:table-cell>
          <table:table-cell table:formula="of:=[.D100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NTRK1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01];[.C101])" office:value-type="string" office:string-value="PTK2BNTRK1" calcext:value-type="string">
            <text:p>PTK2BNTRK1</text:p>
          </table:table-cell>
          <table:table-cell table:formula="of:=[.D101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GPX4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02];[.C102])" office:value-type="string" office:string-value="NRCAMGPX4" calcext:value-type="string">
            <text:p>NRCAMGPX4</text:p>
          </table:table-cell>
          <table:table-cell table:formula="of:=[.D102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BTRC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03];[.C103])" office:value-type="string" office:string-value="PRKAR2BBTRC" calcext:value-type="string">
            <text:p>PRKAR2BBTRC</text:p>
          </table:table-cell>
          <table:table-cell table:formula="of:=[.D103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ANK1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04];[.C104])" office:value-type="string" office:string-value="KRASANK1" calcext:value-type="string">
            <text:p>KRASANK1</text:p>
          </table:table-cell>
          <table:table-cell table:formula="of:=[.D104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PIK3CD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05];[.C105])" office:value-type="string" office:string-value="SLC22A2PIK3CD" calcext:value-type="string">
            <text:p>SLC22A2PIK3CD</text:p>
          </table:table-cell>
          <table:table-cell table:formula="of:=[.D105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IF2AK1</text:p>
          </table:table-cell>
          <table:table-cell office:value-type="string" calcext:value-type="string">
            <text:p>ANK1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06];[.C106])" office:value-type="string" office:string-value="EIF2AK1ANK1" calcext:value-type="string">
            <text:p>EIF2AK1ANK1</text:p>
          </table:table-cell>
          <table:table-cell table:formula="of:=[.D106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ANK1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07];[.C107])" office:value-type="string" office:string-value="NRCAMANK1" calcext:value-type="string">
            <text:p>NRCAMANK1</text:p>
          </table:table-cell>
          <table:table-cell table:formula="of:=[.D107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GAB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08];[.C108])" office:value-type="string" office:string-value="NF1GAB2" calcext:value-type="string">
            <text:p>NF1GAB2</text:p>
          </table:table-cell>
          <table:table-cell table:formula="of:=[.D108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DDOST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09];[.C109])" office:value-type="string" office:string-value="IL6RDDOST" calcext:value-type="string">
            <text:p>IL6RDDOST</text:p>
          </table:table-cell>
          <table:table-cell table:formula="of:=[.D109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IRS1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10];[.C110])" office:value-type="string" office:string-value="PIK3CDIRS1" calcext:value-type="string">
            <text:p>PIK3CDIRS1</text:p>
          </table:table-cell>
          <table:table-cell table:formula="of:=[.D110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PIK3R3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B111];[.C111])" office:value-type="string" office:string-value="UPB1PIK3R3" calcext:value-type="string">
            <text:p>UPB1PIK3R3</text:p>
          </table:table-cell>
          <table:table-cell table:formula="of:=[.D111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KRAS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B112];[.C112])" office:value-type="string" office:string-value="SLCO4A1KRAS" calcext:value-type="string">
            <text:p>SLCO4A1KRAS</text:p>
          </table:table-cell>
          <table:table-cell table:formula="of:=[.D112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BTRC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B113];[.C113])" office:value-type="string" office:string-value="GAB2BTRC" calcext:value-type="string">
            <text:p>GAB2BTRC</text:p>
          </table:table-cell>
          <table:table-cell table:formula="of:=[.D113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KRAS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B114];[.C114])" office:value-type="string" office:string-value="PIK3R3KRAS" calcext:value-type="string">
            <text:p>PIK3R3KRAS</text:p>
          </table:table-cell>
          <table:table-cell table:formula="of:=[.D114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NF1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B115];[.C115])" office:value-type="string" office:string-value="NTRK1NF1" calcext:value-type="string">
            <text:p>NTRK1NF1</text:p>
          </table:table-cell>
          <table:table-cell table:formula="of:=[.D115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IFNGR1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B116];[.C116])" office:value-type="string" office:string-value="STAT3IFNGR1" calcext:value-type="string">
            <text:p>STAT3IFNGR1</text:p>
          </table:table-cell>
          <table:table-cell table:formula="of:=[.D116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IF2AK1</text:p>
          </table:table-cell>
          <table:table-cell office:value-type="string" calcext:value-type="string">
            <text:p>CDC16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B117];[.C117])" office:value-type="string" office:string-value="EIF2AK1CDC16" calcext:value-type="string">
            <text:p>EIF2AK1CDC16</text:p>
          </table:table-cell>
          <table:table-cell table:formula="of:=[.D117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KCNMB4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B118];[.C118])" office:value-type="string" office:string-value="STAT3KCNMB4" calcext:value-type="string">
            <text:p>STAT3KCNMB4</text:p>
          </table:table-cell>
          <table:table-cell table:formula="of:=[.D118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IRS1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B119];[.C119])" office:value-type="string" office:string-value="KCNMB4IRS1" calcext:value-type="string">
            <text:p>KCNMB4IRS1</text:p>
          </table:table-cell>
          <table:table-cell table:formula="of:=[.D119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NRCAM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B120];[.C120])" office:value-type="string" office:string-value="PPCDCNRCAM" calcext:value-type="string">
            <text:p>PPCDCNRCAM</text:p>
          </table:table-cell>
          <table:table-cell table:formula="of:=[.D120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ANK1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B121];[.C121])" office:value-type="string" office:string-value="PDPK1ANK1" calcext:value-type="string">
            <text:p>PDPK1ANK1</text:p>
          </table:table-cell>
          <table:table-cell table:formula="of:=[.D121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BTRC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B122];[.C122])" office:value-type="string" office:string-value="NF1BTRC" calcext:value-type="string">
            <text:p>NF1BTRC</text:p>
          </table:table-cell>
          <table:table-cell table:formula="of:=[.D122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KRAS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B123];[.C123])" office:value-type="string" office:string-value="PDPK1KRAS" calcext:value-type="string">
            <text:p>PDPK1KRAS</text:p>
          </table:table-cell>
          <table:table-cell table:formula="of:=[.D123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KCNMB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B124];[.C124])" office:value-type="string" office:string-value="SLCO2A1KCNMB4" calcext:value-type="string">
            <text:p>SLCO2A1KCNMB4</text:p>
          </table:table-cell>
          <table:table-cell table:formula="of:=[.D124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IL6R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B125];[.C125])" office:value-type="string" office:string-value="PPCDCIL6R" calcext:value-type="string">
            <text:p>PPCDCIL6R</text:p>
          </table:table-cell>
          <table:table-cell table:formula="of:=[.D125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CDC16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B126];[.C126])" office:value-type="string" office:string-value="STAT3CDC16" calcext:value-type="string">
            <text:p>STAT3CDC16</text:p>
          </table:table-cell>
          <table:table-cell table:formula="of:=[.D126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SLCO2A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B127];[.C127])" office:value-type="string" office:string-value="SLCO4A1SLCO2A1" calcext:value-type="string">
            <text:p>SLCO4A1SLCO2A1</text:p>
          </table:table-cell>
          <table:table-cell table:formula="of:=[.D127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IL6R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B128];[.C128])" office:value-type="string" office:string-value="SLC22A2IL6R" calcext:value-type="string">
            <text:p>SLC22A2IL6R</text:p>
          </table:table-cell>
          <table:table-cell table:formula="of:=[.D128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CDC16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B129];[.C129])" office:value-type="string" office:string-value="OATCDC16" calcext:value-type="string">
            <text:p>OATCDC16</text:p>
          </table:table-cell>
          <table:table-cell table:formula="of:=[.D129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DOST</text:p>
          </table:table-cell>
          <table:table-cell office:value-type="string" calcext:value-type="string">
            <text:p>ANK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B130];[.C130])" office:value-type="string" office:string-value="DDOSTANK1" calcext:value-type="string">
            <text:p>DDOSTANK1</text:p>
          </table:table-cell>
          <table:table-cell table:formula="of:=[.D130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KRAS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31];[.C131])" office:value-type="string" office:string-value="STAT3KRAS" calcext:value-type="string">
            <text:p>STAT3KRAS</text:p>
          </table:table-cell>
          <table:table-cell table:formula="of:=[.D131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CDC16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32];[.C132])" office:value-type="string" office:string-value="SLCO4A1CDC16" calcext:value-type="string">
            <text:p>SLCO4A1CDC16</text:p>
          </table:table-cell>
          <table:table-cell table:formula="of:=[.D132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NRCAM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33];[.C133])" office:value-type="string" office:string-value="PIK3CDNRCAM" calcext:value-type="string">
            <text:p>PIK3CDNRCAM</text:p>
          </table:table-cell>
          <table:table-cell table:formula="of:=[.D133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NRCAM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34];[.C134])" office:value-type="string" office:string-value="SLCO4A1NRCAM" calcext:value-type="string">
            <text:p>SLCO4A1NRCAM</text:p>
          </table:table-cell>
          <table:table-cell table:formula="of:=[.D134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BTRC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35];[.C135])" office:value-type="string" office:string-value="PIK3R3BTRC" calcext:value-type="string">
            <text:p>PIK3R3BTRC</text:p>
          </table:table-cell>
          <table:table-cell table:formula="of:=[.D135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NRCAM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36];[.C136])" office:value-type="string" office:string-value="SLC22A2NRCAM" calcext:value-type="string">
            <text:p>SLC22A2NRCAM</text:p>
          </table:table-cell>
          <table:table-cell table:formula="of:=[.D136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PIK3CD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37];[.C137])" office:value-type="string" office:string-value="SLCO2A1PIK3CD" calcext:value-type="string">
            <text:p>SLCO2A1PIK3CD</text:p>
          </table:table-cell>
          <table:table-cell table:formula="of:=[.D137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GAB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38];[.C138])" office:value-type="string" office:string-value="NTRK1GAB2" calcext:value-type="string">
            <text:p>NTRK1GAB2</text:p>
          </table:table-cell>
          <table:table-cell table:formula="of:=[.D138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PDPK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39];[.C139])" office:value-type="string" office:string-value="STX1APDPK1" calcext:value-type="string">
            <text:p>STX1APDPK1</text:p>
          </table:table-cell>
          <table:table-cell table:formula="of:=[.D139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EIF2AK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40];[.C140])" office:value-type="string" office:string-value="PIK3CDEIF2AK1" calcext:value-type="string">
            <text:p>PIK3CDEIF2AK1</text:p>
          </table:table-cell>
          <table:table-cell table:formula="of:=[.D140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BTRC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41];[.C141])" office:value-type="string" office:string-value="PDPK1BTRC" calcext:value-type="string">
            <text:p>PDPK1BTRC</text:p>
          </table:table-cell>
          <table:table-cell table:formula="of:=[.D141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PTK2B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42];[.C142])" office:value-type="string" office:string-value="STAT3PTK2B" calcext:value-type="string">
            <text:p>STAT3PTK2B</text:p>
          </table:table-cell>
          <table:table-cell table:formula="of:=[.D142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NRCAM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43];[.C143])" office:value-type="string" office:string-value="PDPK1NRCAM" calcext:value-type="string">
            <text:p>PDPK1NRCAM</text:p>
          </table:table-cell>
          <table:table-cell table:formula="of:=[.D143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IRS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44];[.C144])" office:value-type="string" office:string-value="PPCDCIRS1" calcext:value-type="string">
            <text:p>PPCDCIRS1</text:p>
          </table:table-cell>
          <table:table-cell table:formula="of:=[.D144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IRS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45];[.C145])" office:value-type="string" office:string-value="SLCO4A1IRS1" calcext:value-type="string">
            <text:p>SLCO4A1IRS1</text:p>
          </table:table-cell>
          <table:table-cell table:formula="of:=[.D145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NTRK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46];[.C146])" office:value-type="string" office:string-value="UPB1NTRK1" calcext:value-type="string">
            <text:p>UPB1NTRK1</text:p>
          </table:table-cell>
          <table:table-cell table:formula="of:=[.D146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GPX4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47];[.C147])" office:value-type="string" office:string-value="IL6RGPX4" calcext:value-type="string">
            <text:p>IL6RGPX4</text:p>
          </table:table-cell>
          <table:table-cell table:formula="of:=[.D147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KRAS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48];[.C148])" office:value-type="string" office:string-value="NF1KRAS" calcext:value-type="string">
            <text:p>NF1KRAS</text:p>
          </table:table-cell>
          <table:table-cell table:formula="of:=[.D148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DDOST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49];[.C149])" office:value-type="string" office:string-value="GPX4DDOST" calcext:value-type="string">
            <text:p>GPX4DDOST</text:p>
          </table:table-cell>
          <table:table-cell table:formula="of:=[.D149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PIK3CD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0];[.C150])" office:value-type="string" office:string-value="PTK2BPIK3CD" calcext:value-type="string">
            <text:p>PTK2BPIK3CD</text:p>
          </table:table-cell>
          <table:table-cell table:formula="of:=[.D150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NF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1];[.C151])" office:value-type="string" office:string-value="OATNF1" calcext:value-type="string">
            <text:p>OATNF1</text:p>
          </table:table-cell>
          <table:table-cell table:formula="of:=[.D151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CDC16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2];[.C152])" office:value-type="string" office:string-value="GAB2CDC16" calcext:value-type="string">
            <text:p>GAB2CDC16</text:p>
          </table:table-cell>
          <table:table-cell table:formula="of:=[.D152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NTRK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3];[.C153])" office:value-type="string" office:string-value="PPCDCNTRK1" calcext:value-type="string">
            <text:p>PPCDCNTRK1</text:p>
          </table:table-cell>
          <table:table-cell table:formula="of:=[.D153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IL6R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4];[.C154])" office:value-type="string" office:string-value="SLCO2A1IL6R" calcext:value-type="string">
            <text:p>SLCO2A1IL6R</text:p>
          </table:table-cell>
          <table:table-cell table:formula="of:=[.D154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CDC16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5];[.C155])" office:value-type="string" office:string-value="IRS1CDC16" calcext:value-type="string">
            <text:p>IRS1CDC16</text:p>
          </table:table-cell>
          <table:table-cell table:formula="of:=[.D155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IFNGR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6];[.C156])" office:value-type="string" office:string-value="IRS1IFNGR1" calcext:value-type="string">
            <text:p>IRS1IFNGR1</text:p>
          </table:table-cell>
          <table:table-cell table:formula="of:=[.D156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EIF2AK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7];[.C157])" office:value-type="string" office:string-value="PRKAR2BEIF2AK1" calcext:value-type="string">
            <text:p>PRKAR2BEIF2AK1</text:p>
          </table:table-cell>
          <table:table-cell table:formula="of:=[.D157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PPCDC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8];[.C158])" office:value-type="string" office:string-value="STX1APPCDC" calcext:value-type="string">
            <text:p>STX1APPCDC</text:p>
          </table:table-cell>
          <table:table-cell table:formula="of:=[.D158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SLC22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9];[.C159])" office:value-type="string" office:string-value="STAT3SLC22A2" calcext:value-type="string">
            <text:p>STAT3SLC22A2</text:p>
          </table:table-cell>
          <table:table-cell table:formula="of:=[.D159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IRS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60];[.C160])" office:value-type="string" office:string-value="SLCO2A1IRS1" calcext:value-type="string">
            <text:p>SLCO2A1IRS1</text:p>
          </table:table-cell>
          <table:table-cell table:formula="of:=[.D160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DDOST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61];[.C161])" office:value-type="string" office:string-value="PDPK1DDOST" calcext:value-type="string">
            <text:p>PDPK1DDOST</text:p>
          </table:table-cell>
          <table:table-cell table:formula="of:=[.D161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NRCAM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62];[.C162])" office:value-type="string" office:string-value="PTK2BNRCAM" calcext:value-type="string">
            <text:p>PTK2BNRCAM</text:p>
          </table:table-cell>
          <table:table-cell table:formula="of:=[.D162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STX1A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63];[.C163])" office:value-type="string" office:string-value="UPB1STX1A" calcext:value-type="string">
            <text:p>UPB1STX1A</text:p>
          </table:table-cell>
          <table:table-cell table:formula="of:=[.D163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PRKAR2B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64];[.C164])" office:value-type="string" office:string-value="PTK2BPRKAR2B" calcext:value-type="string">
            <text:p>PTK2BPRKAR2B</text:p>
          </table:table-cell>
          <table:table-cell table:formula="of:=[.D164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STAT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65];[.C165])" office:value-type="string" office:string-value="STX1ASTAT3" calcext:value-type="string">
            <text:p>STX1ASTAT3</text:p>
          </table:table-cell>
          <table:table-cell table:formula="of:=[.D165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PDPK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66];[.C166])" office:value-type="string" office:string-value="PIK3R3PDPK1" calcext:value-type="string">
            <text:p>PIK3R3PDPK1</text:p>
          </table:table-cell>
          <table:table-cell table:formula="of:=[.D166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NF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67];[.C167])" office:value-type="string" office:string-value="SOS1NF1" calcext:value-type="string">
            <text:p>SOS1NF1</text:p>
          </table:table-cell>
          <table:table-cell table:formula="of:=[.D167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ANK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68];[.C168])" office:value-type="string" office:string-value="PIK3R3ANK1" calcext:value-type="string">
            <text:p>PIK3R3ANK1</text:p>
          </table:table-cell>
          <table:table-cell table:formula="of:=[.D168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SLCO2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69];[.C169])" office:value-type="string" office:string-value="STAT3SLCO2A1" calcext:value-type="string">
            <text:p>STAT3SLCO2A1</text:p>
          </table:table-cell>
          <table:table-cell table:formula="of:=[.D169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GABRB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70];[.C170])" office:value-type="string" office:string-value="STX1AGABRB2" calcext:value-type="string">
            <text:p>STX1AGABRB2</text:p>
          </table:table-cell>
          <table:table-cell table:formula="of:=[.D170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EIF2AK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71];[.C171])" office:value-type="string" office:string-value="GPX4EIF2AK1" calcext:value-type="string">
            <text:p>GPX4EIF2AK1</text:p>
          </table:table-cell>
          <table:table-cell table:formula="of:=[.D171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DDOST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72];[.C172])" office:value-type="string" office:string-value="STX1ADDOST" calcext:value-type="string">
            <text:p>STX1ADDOST</text:p>
          </table:table-cell>
          <table:table-cell table:formula="of:=[.D172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73];[.C173])" office:value-type="string" office:string-value="NF1ATF2" calcext:value-type="string">
            <text:p>NF1ATF2</text:p>
          </table:table-cell>
          <table:table-cell table:formula="of:=[.D173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GPX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74];[.C174])" office:value-type="string" office:string-value="SLCO4A1GPX4" calcext:value-type="string">
            <text:p>SLCO4A1GPX4</text:p>
          </table:table-cell>
          <table:table-cell table:formula="of:=[.D174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NF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75];[.C175])" office:value-type="string" office:string-value="STAT3NF1" calcext:value-type="string">
            <text:p>STAT3NF1</text:p>
          </table:table-cell>
          <table:table-cell table:formula="of:=[.D175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IL6R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76];[.C176])" office:value-type="string" office:string-value="UPB1IL6R" calcext:value-type="string">
            <text:p>UPB1IL6R</text:p>
          </table:table-cell>
          <table:table-cell table:formula="of:=[.D176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DDOST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77];[.C177])" office:value-type="string" office:string-value="GAB2DDOST" calcext:value-type="string">
            <text:p>GAB2DDOST</text:p>
          </table:table-cell>
          <table:table-cell table:formula="of:=[.D177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BTRC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78];[.C178])" office:value-type="string" office:string-value="GPX4BTRC" calcext:value-type="string">
            <text:p>GPX4BTRC</text:p>
          </table:table-cell>
          <table:table-cell table:formula="of:=[.D178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PIK3CD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79];[.C179])" office:value-type="string" office:string-value="PIK3R3PIK3CD" calcext:value-type="string">
            <text:p>PIK3R3PIK3CD</text:p>
          </table:table-cell>
          <table:table-cell table:formula="of:=[.D179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TRC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0];[.C180])" office:value-type="string" office:string-value="BTRCATF2" calcext:value-type="string">
            <text:p>BTRCATF2</text:p>
          </table:table-cell>
          <table:table-cell table:formula="of:=[.D180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GPX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1];[.C181])" office:value-type="string" office:string-value="KRASGPX4" calcext:value-type="string">
            <text:p>KRASGPX4</text:p>
          </table:table-cell>
          <table:table-cell table:formula="of:=[.D181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GAB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2];[.C182])" office:value-type="string" office:string-value="UPB1GAB2" calcext:value-type="string">
            <text:p>UPB1GAB2</text:p>
          </table:table-cell>
          <table:table-cell table:formula="of:=[.D182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IL6R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3];[.C183])" office:value-type="string" office:string-value="NF1IL6R" calcext:value-type="string">
            <text:p>NF1IL6R</text:p>
          </table:table-cell>
          <table:table-cell table:formula="of:=[.D183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PIK3CD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4];[.C184])" office:value-type="string" office:string-value="STAT3PIK3CD" calcext:value-type="string">
            <text:p>STAT3PIK3CD</text:p>
          </table:table-cell>
          <table:table-cell table:formula="of:=[.D184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ANK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5];[.C185])" office:value-type="string" office:string-value="UPB1ANK1" calcext:value-type="string">
            <text:p>UPB1ANK1</text:p>
          </table:table-cell>
          <table:table-cell table:formula="of:=[.D185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CDC1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6];[.C186])" office:value-type="string" office:string-value="KRASCDC16" calcext:value-type="string">
            <text:p>KRASCDC16</text:p>
          </table:table-cell>
          <table:table-cell table:formula="of:=[.D186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IF2AK1</text:p>
          </table:table-cell>
          <table:table-cell office:value-type="string" calcext:value-type="string">
            <text:p>DDOST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7];[.C187])" office:value-type="string" office:string-value="EIF2AK1DDOST" calcext:value-type="string">
            <text:p>EIF2AK1DDOST</text:p>
          </table:table-cell>
          <table:table-cell table:formula="of:=[.D187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CDC1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8];[.C188])" office:value-type="string" office:string-value="KCNMB4CDC16" calcext:value-type="string">
            <text:p>KCNMB4CDC16</text:p>
          </table:table-cell>
          <table:table-cell table:formula="of:=[.D188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DDOST</text:p>
          </table:table-cell>
          <table:table-cell office:value-type="string" calcext:value-type="string">
            <text:p>BTRC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9];[.C189])" office:value-type="string" office:string-value="DDOSTBTRC" calcext:value-type="string">
            <text:p>DDOSTBTRC</text:p>
          </table:table-cell>
          <table:table-cell table:formula="of:=[.D189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GPX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90];[.C190])" office:value-type="string" office:string-value="PTK2BGPX4" calcext:value-type="string">
            <text:p>PTK2BGPX4</text:p>
          </table:table-cell>
          <table:table-cell table:formula="of:=[.D190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GPX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91];[.C191])" office:value-type="string" office:string-value="SLCO2A1GPX4" calcext:value-type="string">
            <text:p>SLCO2A1GPX4</text:p>
          </table:table-cell>
          <table:table-cell table:formula="of:=[.D191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IL6R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92];[.C192])" office:value-type="string" office:string-value="PIK3CDIL6R" calcext:value-type="string">
            <text:p>PIK3CDIL6R</text:p>
          </table:table-cell>
          <table:table-cell table:formula="of:=[.D192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GPX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93];[.C193])" office:value-type="string" office:string-value="PIK3CDGPX4" calcext:value-type="string">
            <text:p>PIK3CDGPX4</text:p>
          </table:table-cell>
          <table:table-cell table:formula="of:=[.D193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CDC1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94];[.C194])" office:value-type="string" office:string-value="GPX4CDC16" calcext:value-type="string">
            <text:p>GPX4CDC16</text:p>
          </table:table-cell>
          <table:table-cell table:formula="of:=[.D194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GPX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95];[.C195])" office:value-type="string" office:string-value="STX1AGPX4" calcext:value-type="string">
            <text:p>STX1AGPX4</text:p>
          </table:table-cell>
          <table:table-cell table:formula="of:=[.D195]" office:value-type="float" office:value="1" calcext:value-type="float">
            <text:p>1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B1:Sheet1.D195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30T20:56:37.714489288</dc:date>
    <meta:document-statistic meta:table-count="1" meta:cell-count="1499" meta:object-count="0"/>
    <meta:generator>LibreOffice/4.2.8.2$Linux_X86_64 LibreOffice_project/420m0$Build-2</meta:generator>
  </office:meta>
</office:document-meta>
</file>